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Trebuchet MS" svg:font-family="'Trebuchet M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09cm" fo:min-width="13.189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-color="#dddddd" draw:textarea-horizontal-align="justify" draw:textarea-vertical-align="middle" draw:auto-grow-height="false" fo:min-height="3.55cm" fo:min-width="11.1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839cm"/>
    </style:style>
    <style:style style:name="gr5" style:family="graphic" style:parent-style-name="standard">
      <style:graphic-properties draw:fill-color="#ff9999" draw:textarea-horizontal-align="justify" draw:textarea-vertical-align="middle" draw:auto-grow-height="false" fo:min-height="0.55cm" fo:min-width="0.3cm"/>
    </style:style>
    <style:style style:name="gr6" style:family="graphic" style:parent-style-name="standard">
      <style:graphic-properties draw:fill-color="#ff9999" draw:textarea-horizontal-align="justify" draw:textarea-vertical-align="middle" draw:auto-grow-height="false" fo:min-height="1.35cm" fo:min-width="6.9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965cm"/>
    </style:style>
    <style:style style:name="gr8" style:family="graphic" style:parent-style-name="standard">
      <style:graphic-properties draw:fill-color="#99ccff" draw:textarea-horizontal-align="justify" draw:textarea-vertical-align="middle" draw:auto-grow-height="false" fo:min-height="0.55cm" fo:min-width="0.3cm"/>
    </style:style>
    <style:style style:name="gr9" style:family="graphic" style:parent-style-name="objectwithoutfill">
      <style:graphic-properties svg:stroke-width="0.1cm" draw:marker-start="" draw:marker-start-width="0.5cm" draw:marker-end="Symmetric_20_Arrow" draw:marker-end-width="0.6cm" draw:fill="none" draw:textarea-vertical-align="middle" fo:padding-top="0.175cm" fo:padding-bottom="0.175cm" fo:padding-left="0.3cm" fo:padding-right="0.3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4.121cm"/>
    </style:style>
    <style:style style:name="gr11" style:family="graphic" style:parent-style-name="standard">
      <style:graphic-properties draw:fill-color="#99ccff" draw:textarea-horizontal-align="justify" draw:textarea-vertical-align="middle" draw:auto-grow-height="false" fo:min-height="1.35cm" fo:min-width="4.3cm"/>
    </style:style>
    <style:style style:name="gr12" style:family="graphic" style:parent-style-name="standard">
      <style:graphic-properties draw:fill-color="#99ccff" draw:textarea-horizontal-align="justify" draw:textarea-vertical-align="middle" draw:auto-grow-height="false" fo:min-height="1.35cm" fo:min-width="5.7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619cm"/>
    </style:style>
    <style:style style:name="gr14" style:family="graphic" style:parent-style-name="standard">
      <style:graphic-properties draw:fill-color="#ffff99" draw:textarea-horizontal-align="justify" draw:textarea-vertical-align="middle" draw:auto-grow-height="false" fo:min-height="0.55cm" fo:min-width="0.3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3.651cm"/>
    </style:style>
    <style:style style:name="gr16" style:family="graphic" style:parent-style-name="objectwithoutfill">
      <style:graphic-properties draw:stroke="dash" draw:stroke-dash="Ultrafine_20_Dashed" svg:stroke-width="0.1cm" svg:stroke-color="#ff3333" draw:marker-start="" draw:marker-start-width="0.5cm" draw:marker-end="Symmetric_20_Arrow" draw:marker-end-width="0.6cm" draw:fill="none" draw:textarea-vertical-align="middle" fo:padding-top="0.175cm" fo:padding-bottom="0.175cm" fo:padding-left="0.3cm" fo:padding-right="0.3cm"/>
    </style:style>
    <style:style style:name="gr17" style:family="graphic" style:parent-style-name="standard">
      <style:graphic-properties draw:fill-color="#ffff99" draw:textarea-horizontal-align="justify" draw:textarea-vertical-align="middle" draw:auto-grow-height="false" fo:min-height="1.35cm" fo:min-width="2.5cm"/>
    </style:style>
    <style:style style:name="gr18" style:family="graphic" style:parent-style-name="objectwithoutfill">
      <style:graphic-properties draw:stroke="dash" draw:stroke-dash="Ultrafine_20_Dashed" svg:stroke-width="0.1cm" svg:stroke-color="#ff3333" draw:marker-start-width="0.5cm" draw:marker-end="Symmetric_20_Arrow" draw:marker-end-width="0.6cm" draw:fill="none" draw:textarea-vertical-align="middle" fo:padding-top="0.175cm" fo:padding-bottom="0.175cm" fo:padding-left="0.3cm" fo:padding-right="0.3cm"/>
    </style:style>
    <style:style style:name="gr19" style:family="graphic" style:parent-style-name="objectwithoutfill">
      <style:graphic-properties draw:stroke="dash" draw:stroke-dash="Ultrafine_20_Dotted_20__28_var_29_" svg:stroke-width="0.1cm" svg:stroke-color="#00cc00" draw:marker-start="Symmetric_20_Arrow" draw:marker-start-width="0.5cm" draw:marker-end="" draw:marker-end-width="0.5cm" draw:fill="none" draw:textarea-vertical-align="middle" fo:padding-top="0.175cm" fo:padding-bottom="0.175cm" fo:padding-left="0.3cm" fo:padding-right="0.3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3.871cm"/>
    </style:style>
    <style:style style:name="gr21" style:family="graphic" style:parent-style-name="objectwithoutfill">
      <style:graphic-properties draw:stroke="dash" draw:stroke-dash="Ultrafine_20_Dotted_20__28_var_29_" svg:stroke-width="0.1cm" svg:stroke-color="#009900" draw:marker-start="" draw:marker-start-width="0.5cm" draw:marker-end="Symmetric_20_Arrow" draw:marker-end-width="0.6cm" draw:fill="none" draw:textarea-vertical-align="middle" fo:padding-top="0.175cm" fo:padding-bottom="0.175cm" fo:padding-left="0.3cm" fo:padding-right="0.3cm"/>
    </style:style>
    <style:style style:name="gr22" style:family="graphic" style:parent-style-name="objectwithoutfill">
      <style:graphic-properties draw:stroke="dash" draw:stroke-dash="Fine_20_Dashed" svg:stroke-width="0.1cm" svg:stroke-color="#00cc00" draw:marker-start-width="0.5cm" draw:marker-end="Symmetric_20_Arrow" draw:marker-end-width="0.5cm" draw:fill="none" draw:textarea-vertical-align="middle" fo:padding-top="0.175cm" fo:padding-bottom="0.175cm" fo:padding-left="0.3cm" fo:padding-right="0.3cm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text-properties style:font-name="Liberation Sans1" fo:font-size="34pt" style:font-size-asian="34pt" style:font-size-complex="34pt"/>
    </style:style>
    <style:style style:name="P2" style:family="paragraph">
      <loext:graphic-properties draw:fill="none" draw:fill-color="#ffffff"/>
      <style:text-properties fo:color="#000099" style:font-name="Liberation Sans1" fo:font-size="34pt" fo:font-weight="bold" style:font-size-asian="34pt" style:font-weight-asian="bold" style:font-size-complex="34pt" style:font-weight-complex="bold"/>
    </style:style>
    <style:style style:name="P3" style:family="paragraph">
      <loext:graphic-properties draw:fill-color="#ffffff"/>
    </style:style>
    <style:style style:name="P4" style:family="paragraph">
      <loext:graphic-properties draw:fill-color="#dddddd"/>
      <style:paragraph-properties fo:text-align="center"/>
      <style:text-properties fo:color="#000099" style:font-name="Trebuchet MS" fo:font-size="24pt" style:font-size-asian="24pt" style:font-size-complex="24pt"/>
    </style:style>
    <style:style style:name="P5" style:family="paragraph">
      <loext:graphic-properties draw:fill="none" draw:fill-color="#ffffff"/>
      <style:text-properties fo:color="#000099" style:font-name="Liberation Sans1" fo:font-size="14pt" style:font-size-asian="14pt" style:font-size-complex="14pt"/>
    </style:style>
    <style:style style:name="P6" style:family="paragraph">
      <loext:graphic-properties draw:fill-color="#ff9999"/>
      <style:paragraph-properties fo:text-align="center"/>
      <style:text-properties fo:color="#000099" fo:font-size="14pt"/>
    </style:style>
    <style:style style:name="P7" style:family="paragraph">
      <style:paragraph-properties fo:text-align="center"/>
    </style:style>
    <style:style style:name="P8" style:family="paragraph">
      <loext:graphic-properties draw:fill-color="#ff9999"/>
      <style:paragraph-properties fo:text-align="center"/>
      <style:text-properties fo:color="#000099"/>
    </style:style>
    <style:style style:name="P9" style:family="paragraph">
      <loext:graphic-properties draw:fill-color="#99ccff"/>
      <style:paragraph-properties fo:text-align="center"/>
      <style:text-properties fo:color="#000099" fo:font-size="14pt"/>
    </style:style>
    <style:style style:name="P10" style:family="paragraph">
      <loext:graphic-properties draw:fill="none"/>
      <style:paragraph-properties fo:text-align="center"/>
      <style:text-properties fo:color="#000099" fo:font-size="14pt"/>
    </style:style>
    <style:style style:name="P11" style:family="paragraph">
      <loext:graphic-properties draw:fill="none"/>
      <style:paragraph-properties fo:text-align="center"/>
      <style:text-properties fo:color="#000099"/>
    </style:style>
    <style:style style:name="P12" style:family="paragraph">
      <loext:graphic-properties draw:fill-color="#99ccff"/>
      <style:paragraph-properties fo:text-align="center"/>
      <style:text-properties fo:color="#000099"/>
    </style:style>
    <style:style style:name="P13" style:family="paragraph">
      <loext:graphic-properties draw:fill-color="#ffff99"/>
      <style:paragraph-properties fo:text-align="center"/>
      <style:text-properties fo:color="#000099" fo:font-size="14pt"/>
    </style:style>
    <style:style style:name="P14" style:family="paragraph">
      <loext:graphic-properties draw:fill-color="#ffff99"/>
      <style:paragraph-properties fo:text-align="center"/>
      <style:text-properties fo:color="#000099"/>
    </style:style>
    <style:style style:name="P15" style:family="paragraph">
      <loext:graphic-properties draw:fill="none"/>
      <style:paragraph-properties fo:text-align="center"/>
    </style:style>
    <style:style style:name="T1" style:family="text">
      <style:text-properties fo:color="#000099" style:font-name="Liberation Sans1" fo:font-size="34pt" fo:font-weight="bold" style:font-size-asian="34pt" style:font-weight-asian="bold" style:font-size-complex="34pt" style:font-weight-complex="bold"/>
    </style:style>
    <style:style style:name="T2" style:family="text">
      <style:text-properties fo:color="#000099" style:font-name="Liberation Sans1" fo:font-size="14pt" style:font-size-asian="14pt" style:font-size-complex="14pt"/>
    </style:style>
    <style:style style:name="T3" style:family="text">
      <style:text-properties fo:color="#000099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14.688cm" svg:height="1.589cm" svg:x="0.3cm" svg:y="0.3cm">
          <draw:text-box>
            <text:p text:style-name="P1"><text:span text:style-name="T1">How Stripes fits together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14.688cm" svg:height="1.589cm" svg:x="0.3cm" svg:y="0.3cm">
          <draw:text-box>
            <text:p text:style-name="P1"><text:span text:style-name="T1">How Stripes fits together</text:span></text:p>
          </draw:text-box>
        </draw:frame>
        <draw:g>
          <draw:custom-shape draw:style-name="gr3" draw:text-style-name="P4" draw:layer="layout" svg:width="11.6cm" svg:height="3.8cm" svg:x="16cm" svg:y="0.4cm">
            <text:p/>
            <draw:enhanced-geometry svg:viewBox="0 0 21600 21600" draw:type="rectangle" draw:enhanced-path="M 0 0 L 21600 0 21600 21600 0 21600 0 0 Z N"/>
          </draw:custom-shape>
          <draw:g>
            <draw:g>
              <draw:frame draw:style-name="gr4" draw:text-style-name="P5" draw:layer="layout" svg:width="2.339cm" svg:height="0.806cm" svg:x="17.336cm" svg:y="0.938cm">
                <draw:text-box>
                  <text:p><text:span text:style-name="T2">Platform</text:span></text:p>
                </draw:text-box>
              </draw:frame>
              <draw:custom-shape draw:style-name="gr5" draw:text-style-name="P6" draw:layer="layout" svg:width="0.8cm" svg:height="0.8cm" svg:x="16.6cm" svg:y="0.9cm">
                <text:p/>
                <draw:enhanced-geometry svg:viewBox="0 0 21600 21600" draw:type="rectangle" draw:enhanced-path="M 0 0 L 21600 0 21600 21600 0 21600 0 0 Z N"/>
              </draw:custom-shape>
            </draw:g>
          </draw:g>
        </draw:g>
        <draw:custom-shape draw:style-name="gr6" draw:text-style-name="P8" draw:layer="layout" svg:width="7.4cm" svg:height="1.6cm" svg:x="6.8cm" svg:y="6cm">
          <text:p text:style-name="P7"><text:span text:style-name="T3">stripes-demo-platform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14.688cm" svg:height="1.589cm" svg:x="0.3cm" svg:y="0.3cm">
          <draw:text-box>
            <text:p text:style-name="P1"><text:span text:style-name="T1">How Stripes fits together</text:span></text:p>
          </draw:text-box>
        </draw:frame>
        <draw:g>
          <draw:custom-shape draw:style-name="gr3" draw:text-style-name="P4" draw:layer="layout" svg:width="11.6cm" svg:height="3.8cm" svg:x="16cm" svg:y="0.4cm">
            <text:p/>
            <draw:enhanced-geometry svg:viewBox="0 0 21600 21600" draw:type="rectangle" draw:enhanced-path="M 0 0 L 21600 0 21600 21600 0 21600 0 0 Z N"/>
          </draw:custom-shape>
          <draw:g>
            <draw:g>
              <draw:frame draw:style-name="gr4" draw:text-style-name="P5" draw:layer="layout" svg:width="2.339cm" svg:height="0.806cm" svg:x="17.336cm" svg:y="0.938cm">
                <draw:text-box>
                  <text:p><text:span text:style-name="T2">Platform</text:span></text:p>
                </draw:text-box>
              </draw:frame>
              <draw:custom-shape draw:style-name="gr5" draw:text-style-name="P6" draw:layer="layout" svg:width="0.8cm" svg:height="0.8cm" svg:x="16.6cm" svg:y="0.9cm">
                <text:p/>
                <draw:enhanced-geometry svg:viewBox="0 0 21600 21600" draw:type="rectangle" draw:enhanced-path="M 0 0 L 21600 0 21600 21600 0 21600 0 0 Z N"/>
              </draw:custom-shape>
              <draw:frame draw:style-name="gr7" draw:text-style-name="P5" draw:layer="layout" svg:width="3.465cm" svg:height="0.806cm" svg:x="17.336cm" svg:y="1.938cm">
                <draw:text-box>
                  <text:p><text:span text:style-name="T2">Stripes toolkit</text:span></text:p>
                </draw:text-box>
              </draw:frame>
              <draw:custom-shape draw:style-name="gr8" draw:text-style-name="P9" draw:layer="layout" svg:width="0.8cm" svg:height="0.8cm" svg:x="16.6cm" svg:y="1.9cm">
                <text:p/>
                <draw:enhanced-geometry svg:viewBox="0 0 21600 21600" draw:type="rectangle" draw:enhanced-path="M 0 0 L 21600 0 21600 21600 0 21600 0 0 Z N"/>
              </draw:custom-shape>
            </draw:g>
            <draw:g>
              <draw:line draw:style-name="gr9" draw:text-style-name="P10" draw:layer="layout" svg:x1="21.377cm" svg:y1="1.375cm" svg:x2="23cm" svg:y2="1.375cm">
                <text:p/>
              </draw:line>
              <draw:frame draw:style-name="gr10" draw:text-style-name="P5" draw:layer="layout" svg:width="4.621cm" svg:height="0.806cm" svg:x="22.836cm" svg:y="0.938cm">
                <draw:text-box>
                  <text:p><text:span text:style-name="T2">Direct dependency</text:span></text:p>
                </draw:text-box>
              </draw:frame>
              <draw:line draw:style-name="gr9" draw:text-style-name="P10" draw:layer="layout" svg:x1="21.353cm" svg:y1="1.375cm" svg:x2="22.976cm" svg:y2="1.375cm">
                <text:p/>
              </draw:line>
            </draw:g>
          </draw:g>
        </draw:g>
        <draw:line draw:style-name="gr9" draw:text-style-name="P11" draw:layer="layout" svg:x1="10.6cm" svg:y1="7.6cm" svg:x2="8.7cm" svg:y2="12cm">
          <text:p/>
        </draw:line>
        <draw:custom-shape draw:style-name="gr11" draw:text-style-name="P12" draw:layer="layout" svg:width="4.8cm" svg:height="1.6cm" svg:x="5.1cm" svg:y="12cm">
          <text:p text:style-name="P7"><text:span text:style-name="T3">stripes-core</text:span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7.4cm" svg:height="1.6cm" svg:x="6.8cm" svg:y="6cm">
          <text:p text:style-name="P7"><text:span text:style-name="T3">stripes-demo-platform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custom-shape draw:style-name="gr12" draw:text-style-name="P12" draw:layer="layout" svg:width="6.2cm" svg:height="1.6cm" svg:x="0.9cm" svg:y="18cm">
          <text:p text:style-name="P7"><text:span text:style-name="T3">stripes-connect</text:span></text:p>
          <draw:enhanced-geometry svg:viewBox="0 0 21600 21600" draw:type="rectangle" draw:enhanced-path="M 0 0 L 21600 0 21600 21600 0 21600 0 0 Z N"/>
        </draw:custom-shape>
        <draw:frame draw:style-name="gr1" draw:text-style-name="P2" draw:layer="layout" svg:width="14.688cm" svg:height="1.589cm" svg:x="0.3cm" svg:y="0.3cm">
          <draw:text-box>
            <text:p text:style-name="P1"><text:span text:style-name="T1">How Stripes fits together</text:span></text:p>
          </draw:text-box>
        </draw:frame>
        <draw:g>
          <draw:custom-shape draw:style-name="gr3" draw:text-style-name="P4" draw:layer="layout" svg:width="11.6cm" svg:height="3.8cm" svg:x="16cm" svg:y="0.4cm">
            <text:p/>
            <draw:enhanced-geometry svg:viewBox="0 0 21600 21600" draw:type="rectangle" draw:enhanced-path="M 0 0 L 21600 0 21600 21600 0 21600 0 0 Z N"/>
          </draw:custom-shape>
          <draw:g>
            <draw:g>
              <draw:frame draw:style-name="gr4" draw:text-style-name="P5" draw:layer="layout" svg:width="2.339cm" svg:height="0.806cm" svg:x="17.336cm" svg:y="0.938cm">
                <draw:text-box>
                  <text:p><text:span text:style-name="T2">Platform</text:span></text:p>
                </draw:text-box>
              </draw:frame>
              <draw:custom-shape draw:style-name="gr5" draw:text-style-name="P6" draw:layer="layout" svg:width="0.8cm" svg:height="0.8cm" svg:x="16.6cm" svg:y="0.9cm">
                <text:p/>
                <draw:enhanced-geometry svg:viewBox="0 0 21600 21600" draw:type="rectangle" draw:enhanced-path="M 0 0 L 21600 0 21600 21600 0 21600 0 0 Z N"/>
              </draw:custom-shape>
              <draw:frame draw:style-name="gr7" draw:text-style-name="P5" draw:layer="layout" svg:width="3.465cm" svg:height="0.806cm" svg:x="17.336cm" svg:y="1.938cm">
                <draw:text-box>
                  <text:p><text:span text:style-name="T2">Stripes toolkit</text:span></text:p>
                </draw:text-box>
              </draw:frame>
              <draw:custom-shape draw:style-name="gr8" draw:text-style-name="P9" draw:layer="layout" svg:width="0.8cm" svg:height="0.8cm" svg:x="16.6cm" svg:y="1.9cm">
                <text:p/>
                <draw:enhanced-geometry svg:viewBox="0 0 21600 21600" draw:type="rectangle" draw:enhanced-path="M 0 0 L 21600 0 21600 21600 0 21600 0 0 Z N"/>
              </draw:custom-shape>
            </draw:g>
            <draw:g>
              <draw:line draw:style-name="gr9" draw:text-style-name="P10" draw:layer="layout" svg:x1="21.377cm" svg:y1="1.375cm" svg:x2="23cm" svg:y2="1.375cm">
                <text:p/>
              </draw:line>
              <draw:frame draw:style-name="gr10" draw:text-style-name="P5" draw:layer="layout" svg:width="4.621cm" svg:height="0.806cm" svg:x="22.836cm" svg:y="0.938cm">
                <draw:text-box>
                  <text:p><text:span text:style-name="T2">Direct dependency</text:span></text:p>
                </draw:text-box>
              </draw:frame>
              <draw:line draw:style-name="gr9" draw:text-style-name="P10" draw:layer="layout" svg:x1="21.353cm" svg:y1="1.375cm" svg:x2="22.976cm" svg:y2="1.375cm">
                <text:p/>
              </draw:line>
            </draw:g>
          </draw:g>
        </draw:g>
        <draw:line draw:style-name="gr9" draw:text-style-name="P11" draw:layer="layout" svg:x1="10.6cm" svg:y1="7.6cm" svg:x2="8.7cm" svg:y2="12cm">
          <text:p/>
        </draw:line>
        <draw:line draw:style-name="gr9" draw:text-style-name="P11" draw:layer="layout" svg:x1="7.502cm" svg:y1="13.6cm" svg:x2="5.6cm" svg:y2="18cm">
          <text:p/>
        </draw:line>
        <draw:custom-shape draw:style-name="gr11" draw:text-style-name="P12" draw:layer="layout" svg:width="4.8cm" svg:height="1.6cm" svg:x="5.1cm" svg:y="12cm">
          <text:p text:style-name="P7"><text:span text:style-name="T3">stripes-core</text:span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7.4cm" svg:height="1.6cm" svg:x="6.8cm" svg:y="6cm">
          <text:p text:style-name="P7"><text:span text:style-name="T3">stripes-demo-platform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custom-shape draw:style-name="gr12" draw:text-style-name="P12" draw:layer="layout" svg:width="6.2cm" svg:height="1.6cm" svg:x="8.2cm" svg:y="18cm">
          <text:p text:style-name="P7"><text:span text:style-name="T3">stripes-components</text:span></text:p>
          <draw:enhanced-geometry svg:viewBox="0 0 21600 21600" draw:type="rectangle" draw:enhanced-path="M 0 0 L 21600 0 21600 21600 0 21600 0 0 Z N"/>
        </draw:custom-shape>
        <draw:custom-shape draw:style-name="gr12" draw:text-style-name="P12" draw:layer="layout" svg:width="6.2cm" svg:height="1.6cm" svg:x="0.9cm" svg:y="18cm">
          <text:p text:style-name="P7"><text:span text:style-name="T3">stripes-connect</text:span></text:p>
          <draw:enhanced-geometry svg:viewBox="0 0 21600 21600" draw:type="rectangle" draw:enhanced-path="M 0 0 L 21600 0 21600 21600 0 21600 0 0 Z N"/>
        </draw:custom-shape>
        <draw:frame draw:style-name="gr1" draw:text-style-name="P2" draw:layer="layout" svg:width="14.688cm" svg:height="1.589cm" svg:x="0.3cm" svg:y="0.3cm">
          <draw:text-box>
            <text:p text:style-name="P1"><text:span text:style-name="T1">How Stripes fits together</text:span></text:p>
          </draw:text-box>
        </draw:frame>
        <draw:g>
          <draw:custom-shape draw:style-name="gr3" draw:text-style-name="P4" draw:layer="layout" svg:width="11.6cm" svg:height="3.8cm" svg:x="16cm" svg:y="0.4cm">
            <text:p/>
            <draw:enhanced-geometry svg:viewBox="0 0 21600 21600" draw:type="rectangle" draw:enhanced-path="M 0 0 L 21600 0 21600 21600 0 21600 0 0 Z N"/>
          </draw:custom-shape>
          <draw:g>
            <draw:g>
              <draw:frame draw:style-name="gr4" draw:text-style-name="P5" draw:layer="layout" svg:width="2.339cm" svg:height="0.806cm" svg:x="17.336cm" svg:y="0.938cm">
                <draw:text-box>
                  <text:p><text:span text:style-name="T2">Platform</text:span></text:p>
                </draw:text-box>
              </draw:frame>
              <draw:custom-shape draw:style-name="gr5" draw:text-style-name="P6" draw:layer="layout" svg:width="0.8cm" svg:height="0.8cm" svg:x="16.6cm" svg:y="0.9cm">
                <text:p/>
                <draw:enhanced-geometry svg:viewBox="0 0 21600 21600" draw:type="rectangle" draw:enhanced-path="M 0 0 L 21600 0 21600 21600 0 21600 0 0 Z N"/>
              </draw:custom-shape>
              <draw:frame draw:style-name="gr7" draw:text-style-name="P5" draw:layer="layout" svg:width="3.465cm" svg:height="0.806cm" svg:x="17.336cm" svg:y="1.938cm">
                <draw:text-box>
                  <text:p><text:span text:style-name="T2">Stripes toolkit</text:span></text:p>
                </draw:text-box>
              </draw:frame>
              <draw:custom-shape draw:style-name="gr8" draw:text-style-name="P9" draw:layer="layout" svg:width="0.8cm" svg:height="0.8cm" svg:x="16.6cm" svg:y="1.9cm">
                <text:p/>
                <draw:enhanced-geometry svg:viewBox="0 0 21600 21600" draw:type="rectangle" draw:enhanced-path="M 0 0 L 21600 0 21600 21600 0 21600 0 0 Z N"/>
              </draw:custom-shape>
            </draw:g>
            <draw:g>
              <draw:line draw:style-name="gr9" draw:text-style-name="P10" draw:layer="layout" svg:x1="21.377cm" svg:y1="1.375cm" svg:x2="23cm" svg:y2="1.375cm">
                <text:p/>
              </draw:line>
              <draw:frame draw:style-name="gr10" draw:text-style-name="P5" draw:layer="layout" svg:width="4.621cm" svg:height="0.806cm" svg:x="22.836cm" svg:y="0.938cm">
                <draw:text-box>
                  <text:p><text:span text:style-name="T2">Direct dependency</text:span></text:p>
                </draw:text-box>
              </draw:frame>
              <draw:line draw:style-name="gr9" draw:text-style-name="P10" draw:layer="layout" svg:x1="21.353cm" svg:y1="1.375cm" svg:x2="22.976cm" svg:y2="1.375cm">
                <text:p/>
              </draw:line>
            </draw:g>
          </draw:g>
        </draw:g>
        <draw:line draw:style-name="gr9" draw:text-style-name="P11" draw:layer="layout" svg:x1="10.6cm" svg:y1="7.6cm" svg:x2="8.7cm" svg:y2="12cm">
          <text:p/>
        </draw:line>
        <draw:line draw:style-name="gr9" draw:text-style-name="P11" draw:layer="layout" svg:x1="7.601cm" svg:y1="13.6cm" svg:x2="9.4cm" svg:y2="18cm">
          <text:p/>
        </draw:line>
        <draw:line draw:style-name="gr9" draw:text-style-name="P11" draw:layer="layout" svg:x1="7.502cm" svg:y1="13.6cm" svg:x2="5.6cm" svg:y2="18cm">
          <text:p/>
        </draw:line>
        <draw:custom-shape draw:style-name="gr11" draw:text-style-name="P12" draw:layer="layout" svg:width="4.8cm" svg:height="1.6cm" svg:x="5.1cm" svg:y="12cm">
          <text:p text:style-name="P7"><text:span text:style-name="T3">stripes-core</text:span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7.4cm" svg:height="1.6cm" svg:x="6.8cm" svg:y="6cm">
          <text:p text:style-name="P7"><text:span text:style-name="T3">stripes-demo-platform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custom-shape draw:style-name="gr12" draw:text-style-name="P12" draw:layer="layout" svg:width="6.2cm" svg:height="1.6cm" svg:x="8.2cm" svg:y="18cm">
          <text:p text:style-name="P7"><text:span text:style-name="T3">stripes-components</text:span></text:p>
          <draw:enhanced-geometry svg:viewBox="0 0 21600 21600" draw:type="rectangle" draw:enhanced-path="M 0 0 L 21600 0 21600 21600 0 21600 0 0 Z N"/>
        </draw:custom-shape>
        <draw:custom-shape draw:style-name="gr12" draw:text-style-name="P12" draw:layer="layout" svg:width="6.2cm" svg:height="1.6cm" svg:x="15.5cm" svg:y="18cm">
          <text:p text:style-name="P7"><text:span text:style-name="T3">stripes-logger</text:span></text:p>
          <draw:enhanced-geometry svg:viewBox="0 0 21600 21600" draw:type="rectangle" draw:enhanced-path="M 0 0 L 21600 0 21600 21600 0 21600 0 0 Z N"/>
        </draw:custom-shape>
        <draw:custom-shape draw:style-name="gr12" draw:text-style-name="P12" draw:layer="layout" svg:width="6.2cm" svg:height="1.6cm" svg:x="0.9cm" svg:y="18cm">
          <text:p text:style-name="P7"><text:span text:style-name="T3">stripes-connect</text:span></text:p>
          <draw:enhanced-geometry svg:viewBox="0 0 21600 21600" draw:type="rectangle" draw:enhanced-path="M 0 0 L 21600 0 21600 21600 0 21600 0 0 Z N"/>
        </draw:custom-shape>
        <draw:frame draw:style-name="gr1" draw:text-style-name="P2" draw:layer="layout" svg:width="14.688cm" svg:height="1.589cm" svg:x="0.3cm" svg:y="0.3cm">
          <draw:text-box>
            <text:p text:style-name="P1"><text:span text:style-name="T1">How Stripes fits together</text:span></text:p>
          </draw:text-box>
        </draw:frame>
        <draw:g>
          <draw:custom-shape draw:style-name="gr3" draw:text-style-name="P4" draw:layer="layout" svg:width="11.6cm" svg:height="3.8cm" svg:x="16cm" svg:y="0.4cm">
            <text:p/>
            <draw:enhanced-geometry svg:viewBox="0 0 21600 21600" draw:type="rectangle" draw:enhanced-path="M 0 0 L 21600 0 21600 21600 0 21600 0 0 Z N"/>
          </draw:custom-shape>
          <draw:g>
            <draw:g>
              <draw:frame draw:style-name="gr4" draw:text-style-name="P5" draw:layer="layout" svg:width="2.339cm" svg:height="0.806cm" svg:x="17.336cm" svg:y="0.938cm">
                <draw:text-box>
                  <text:p><text:span text:style-name="T2">Platform</text:span></text:p>
                </draw:text-box>
              </draw:frame>
              <draw:custom-shape draw:style-name="gr5" draw:text-style-name="P6" draw:layer="layout" svg:width="0.8cm" svg:height="0.8cm" svg:x="16.6cm" svg:y="0.9cm">
                <text:p/>
                <draw:enhanced-geometry svg:viewBox="0 0 21600 21600" draw:type="rectangle" draw:enhanced-path="M 0 0 L 21600 0 21600 21600 0 21600 0 0 Z N"/>
              </draw:custom-shape>
              <draw:frame draw:style-name="gr7" draw:text-style-name="P5" draw:layer="layout" svg:width="3.465cm" svg:height="0.806cm" svg:x="17.336cm" svg:y="1.938cm">
                <draw:text-box>
                  <text:p><text:span text:style-name="T2">Stripes toolkit</text:span></text:p>
                </draw:text-box>
              </draw:frame>
              <draw:custom-shape draw:style-name="gr8" draw:text-style-name="P9" draw:layer="layout" svg:width="0.8cm" svg:height="0.8cm" svg:x="16.6cm" svg:y="1.9cm">
                <text:p/>
                <draw:enhanced-geometry svg:viewBox="0 0 21600 21600" draw:type="rectangle" draw:enhanced-path="M 0 0 L 21600 0 21600 21600 0 21600 0 0 Z N"/>
              </draw:custom-shape>
            </draw:g>
            <draw:g>
              <draw:line draw:style-name="gr9" draw:text-style-name="P10" draw:layer="layout" svg:x1="21.377cm" svg:y1="1.375cm" svg:x2="23cm" svg:y2="1.375cm">
                <text:p/>
              </draw:line>
              <draw:frame draw:style-name="gr10" draw:text-style-name="P5" draw:layer="layout" svg:width="4.621cm" svg:height="0.806cm" svg:x="22.836cm" svg:y="0.938cm">
                <draw:text-box>
                  <text:p><text:span text:style-name="T2">Direct dependency</text:span></text:p>
                </draw:text-box>
              </draw:frame>
              <draw:line draw:style-name="gr9" draw:text-style-name="P10" draw:layer="layout" svg:x1="21.353cm" svg:y1="1.375cm" svg:x2="22.976cm" svg:y2="1.375cm">
                <text:p/>
              </draw:line>
            </draw:g>
          </draw:g>
        </draw:g>
        <draw:line draw:style-name="gr9" draw:text-style-name="P11" draw:layer="layout" svg:x1="10.6cm" svg:y1="7.6cm" svg:x2="8.7cm" svg:y2="12cm">
          <text:p/>
        </draw:line>
        <draw:line draw:style-name="gr9" draw:text-style-name="P11" draw:layer="layout" svg:x1="7.601cm" svg:y1="13.6cm" svg:x2="9.4cm" svg:y2="18cm">
          <text:p/>
        </draw:line>
        <draw:line draw:style-name="gr9" draw:text-style-name="P11" draw:layer="layout" svg:x1="7.601cm" svg:y1="13.6cm" svg:x2="17.4cm" svg:y2="18cm">
          <text:p/>
        </draw:line>
        <draw:line draw:style-name="gr9" draw:text-style-name="P11" draw:layer="layout" svg:x1="7.502cm" svg:y1="13.6cm" svg:x2="5.6cm" svg:y2="18cm">
          <text:p/>
        </draw:line>
        <draw:custom-shape draw:style-name="gr11" draw:text-style-name="P12" draw:layer="layout" svg:width="4.8cm" svg:height="1.6cm" svg:x="5.1cm" svg:y="12cm">
          <text:p text:style-name="P7"><text:span text:style-name="T3">stripes-core</text:span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7.4cm" svg:height="1.6cm" svg:x="6.8cm" svg:y="6cm">
          <text:p text:style-name="P7"><text:span text:style-name="T3">stripes-demo-platform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custom-shape draw:style-name="gr12" draw:text-style-name="P12" draw:layer="layout" svg:width="6.2cm" svg:height="1.6cm" svg:x="8.2cm" svg:y="18cm">
          <text:p text:style-name="P7"><text:span text:style-name="T3">stripes-components</text:span></text:p>
          <draw:enhanced-geometry svg:viewBox="0 0 21600 21600" draw:type="rectangle" draw:enhanced-path="M 0 0 L 21600 0 21600 21600 0 21600 0 0 Z N"/>
        </draw:custom-shape>
        <draw:custom-shape draw:style-name="gr12" draw:text-style-name="P12" draw:layer="layout" svg:width="6.2cm" svg:height="1.6cm" svg:x="15.5cm" svg:y="18cm">
          <text:p text:style-name="P7"><text:span text:style-name="T3">stripes-logger</text:span></text:p>
          <draw:enhanced-geometry svg:viewBox="0 0 21600 21600" draw:type="rectangle" draw:enhanced-path="M 0 0 L 21600 0 21600 21600 0 21600 0 0 Z N"/>
        </draw:custom-shape>
        <draw:custom-shape draw:style-name="gr12" draw:text-style-name="P12" draw:layer="layout" svg:width="6.2cm" svg:height="1.6cm" svg:x="0.9cm" svg:y="18cm">
          <text:p text:style-name="P7"><text:span text:style-name="T3">stripes-connect</text:span></text:p>
          <draw:enhanced-geometry svg:viewBox="0 0 21600 21600" draw:type="rectangle" draw:enhanced-path="M 0 0 L 21600 0 21600 21600 0 21600 0 0 Z N"/>
        </draw:custom-shape>
        <draw:frame draw:style-name="gr1" draw:text-style-name="P2" draw:layer="layout" svg:width="14.688cm" svg:height="1.589cm" svg:x="0.3cm" svg:y="0.3cm">
          <draw:text-box>
            <text:p text:style-name="P1"><text:span text:style-name="T1">How Stripes fits together</text:span></text:p>
          </draw:text-box>
        </draw:frame>
        <draw:g>
          <draw:custom-shape draw:style-name="gr3" draw:text-style-name="P4" draw:layer="layout" svg:width="11.6cm" svg:height="3.8cm" svg:x="16cm" svg:y="0.4cm">
            <text:p/>
            <draw:enhanced-geometry svg:viewBox="0 0 21600 21600" draw:type="rectangle" draw:enhanced-path="M 0 0 L 21600 0 21600 21600 0 21600 0 0 Z N"/>
          </draw:custom-shape>
          <draw:g>
            <draw:g>
              <draw:frame draw:style-name="gr4" draw:text-style-name="P5" draw:layer="layout" svg:width="2.339cm" svg:height="0.806cm" svg:x="17.336cm" svg:y="0.938cm">
                <draw:text-box>
                  <text:p><text:span text:style-name="T2">Platform</text:span></text:p>
                </draw:text-box>
              </draw:frame>
              <draw:custom-shape draw:style-name="gr5" draw:text-style-name="P6" draw:layer="layout" svg:width="0.8cm" svg:height="0.8cm" svg:x="16.6cm" svg:y="0.9cm">
                <text:p/>
                <draw:enhanced-geometry svg:viewBox="0 0 21600 21600" draw:type="rectangle" draw:enhanced-path="M 0 0 L 21600 0 21600 21600 0 21600 0 0 Z N"/>
              </draw:custom-shape>
              <draw:frame draw:style-name="gr7" draw:text-style-name="P5" draw:layer="layout" svg:width="3.465cm" svg:height="0.806cm" svg:x="17.336cm" svg:y="1.938cm">
                <draw:text-box>
                  <text:p><text:span text:style-name="T2">Stripes toolkit</text:span></text:p>
                </draw:text-box>
              </draw:frame>
              <draw:custom-shape draw:style-name="gr8" draw:text-style-name="P9" draw:layer="layout" svg:width="0.8cm" svg:height="0.8cm" svg:x="16.6cm" svg:y="1.9cm">
                <text:p/>
                <draw:enhanced-geometry svg:viewBox="0 0 21600 21600" draw:type="rectangle" draw:enhanced-path="M 0 0 L 21600 0 21600 21600 0 21600 0 0 Z N"/>
              </draw:custom-shape>
            </draw:g>
            <draw:g>
              <draw:line draw:style-name="gr9" draw:text-style-name="P10" draw:layer="layout" svg:x1="21.377cm" svg:y1="1.375cm" svg:x2="23cm" svg:y2="1.375cm">
                <text:p/>
              </draw:line>
              <draw:frame draw:style-name="gr10" draw:text-style-name="P5" draw:layer="layout" svg:width="4.621cm" svg:height="0.806cm" svg:x="22.836cm" svg:y="0.938cm">
                <draw:text-box>
                  <text:p><text:span text:style-name="T2">Direct dependency</text:span></text:p>
                </draw:text-box>
              </draw:frame>
              <draw:line draw:style-name="gr9" draw:text-style-name="P10" draw:layer="layout" svg:x1="21.353cm" svg:y1="1.375cm" svg:x2="22.976cm" svg:y2="1.375cm">
                <text:p/>
              </draw:line>
            </draw:g>
          </draw:g>
        </draw:g>
        <draw:line draw:style-name="gr9" draw:text-style-name="P11" draw:layer="layout" svg:x1="10.6cm" svg:y1="7.6cm" svg:x2="8.7cm" svg:y2="12cm">
          <text:p/>
        </draw:line>
        <draw:line draw:style-name="gr9" draw:text-style-name="P11" draw:layer="layout" svg:x1="10.6cm" svg:y1="7.6cm" svg:x2="12.401cm" svg:y2="12cm">
          <text:p/>
        </draw:line>
        <draw:line draw:style-name="gr9" draw:text-style-name="P11" draw:layer="layout" svg:x1="7.601cm" svg:y1="13.6cm" svg:x2="9.4cm" svg:y2="18cm">
          <text:p/>
        </draw:line>
        <draw:line draw:style-name="gr9" draw:text-style-name="P11" draw:layer="layout" svg:x1="7.601cm" svg:y1="13.6cm" svg:x2="17.4cm" svg:y2="18cm">
          <text:p/>
        </draw:line>
        <draw:line draw:style-name="gr9" draw:text-style-name="P11" draw:layer="layout" svg:x1="7.502cm" svg:y1="13.6cm" svg:x2="5.6cm" svg:y2="18cm">
          <text:p/>
        </draw:line>
        <draw:custom-shape draw:style-name="gr11" draw:text-style-name="P12" draw:layer="layout" svg:width="4.8cm" svg:height="1.6cm" svg:x="11.1cm" svg:y="12cm">
          <text:p text:style-name="P7"><text:span text:style-name="T3">stripes-loader</text:span></text:p>
          <draw:enhanced-geometry svg:viewBox="0 0 21600 21600" draw:type="rectangle" draw:enhanced-path="M 0 0 L 21600 0 21600 21600 0 21600 0 0 Z N"/>
        </draw:custom-shape>
        <draw:custom-shape draw:style-name="gr11" draw:text-style-name="P12" draw:layer="layout" svg:width="4.8cm" svg:height="1.6cm" svg:x="5.1cm" svg:y="12cm">
          <text:p text:style-name="P7"><text:span text:style-name="T3">stripes-core</text:span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7.4cm" svg:height="1.6cm" svg:x="6.8cm" svg:y="6cm">
          <text:p text:style-name="P7"><text:span text:style-name="T3">stripes-demo-platform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custom-shape draw:style-name="gr12" draw:text-style-name="P12" draw:layer="layout" svg:width="6.2cm" svg:height="1.6cm" svg:x="8.2cm" svg:y="18cm">
          <text:p text:style-name="P7"><text:span text:style-name="T3">stripes-components</text:span></text:p>
          <draw:enhanced-geometry svg:viewBox="0 0 21600 21600" draw:type="rectangle" draw:enhanced-path="M 0 0 L 21600 0 21600 21600 0 21600 0 0 Z N"/>
        </draw:custom-shape>
        <draw:custom-shape draw:style-name="gr12" draw:text-style-name="P12" draw:layer="layout" svg:width="6.2cm" svg:height="1.6cm" svg:x="15.5cm" svg:y="18cm">
          <text:p text:style-name="P7"><text:span text:style-name="T3">stripes-logger</text:span></text:p>
          <draw:enhanced-geometry svg:viewBox="0 0 21600 21600" draw:type="rectangle" draw:enhanced-path="M 0 0 L 21600 0 21600 21600 0 21600 0 0 Z N"/>
        </draw:custom-shape>
        <draw:custom-shape draw:style-name="gr12" draw:text-style-name="P12" draw:layer="layout" svg:width="6.2cm" svg:height="1.6cm" svg:x="0.9cm" svg:y="18cm">
          <text:p text:style-name="P7"><text:span text:style-name="T3">stripes-connect</text:span></text:p>
          <draw:enhanced-geometry svg:viewBox="0 0 21600 21600" draw:type="rectangle" draw:enhanced-path="M 0 0 L 21600 0 21600 21600 0 21600 0 0 Z N"/>
        </draw:custom-shape>
        <draw:frame draw:style-name="gr1" draw:text-style-name="P2" draw:layer="layout" svg:width="14.688cm" svg:height="1.589cm" svg:x="0.3cm" svg:y="0.3cm">
          <draw:text-box>
            <text:p text:style-name="P1"><text:span text:style-name="T1">How Stripes fits together</text:span></text:p>
          </draw:text-box>
        </draw:frame>
        <draw:g>
          <draw:custom-shape draw:style-name="gr3" draw:text-style-name="P4" draw:layer="layout" svg:width="11.6cm" svg:height="3.8cm" svg:x="16cm" svg:y="0.4cm">
            <text:p/>
            <draw:enhanced-geometry svg:viewBox="0 0 21600 21600" draw:type="rectangle" draw:enhanced-path="M 0 0 L 21600 0 21600 21600 0 21600 0 0 Z N"/>
          </draw:custom-shape>
          <draw:g>
            <draw:g>
              <draw:frame draw:style-name="gr4" draw:text-style-name="P5" draw:layer="layout" svg:width="2.339cm" svg:height="0.806cm" svg:x="17.336cm" svg:y="0.938cm">
                <draw:text-box>
                  <text:p><text:span text:style-name="T2">Platform</text:span></text:p>
                </draw:text-box>
              </draw:frame>
              <draw:custom-shape draw:style-name="gr5" draw:text-style-name="P6" draw:layer="layout" svg:width="0.8cm" svg:height="0.8cm" svg:x="16.6cm" svg:y="0.9cm">
                <text:p/>
                <draw:enhanced-geometry svg:viewBox="0 0 21600 21600" draw:type="rectangle" draw:enhanced-path="M 0 0 L 21600 0 21600 21600 0 21600 0 0 Z N"/>
              </draw:custom-shape>
              <draw:frame draw:style-name="gr7" draw:text-style-name="P5" draw:layer="layout" svg:width="3.465cm" svg:height="0.806cm" svg:x="17.336cm" svg:y="1.938cm">
                <draw:text-box>
                  <text:p><text:span text:style-name="T2">Stripes toolkit</text:span></text:p>
                </draw:text-box>
              </draw:frame>
              <draw:custom-shape draw:style-name="gr8" draw:text-style-name="P9" draw:layer="layout" svg:width="0.8cm" svg:height="0.8cm" svg:x="16.6cm" svg:y="1.9cm">
                <text:p/>
                <draw:enhanced-geometry svg:viewBox="0 0 21600 21600" draw:type="rectangle" draw:enhanced-path="M 0 0 L 21600 0 21600 21600 0 21600 0 0 Z N"/>
              </draw:custom-shape>
            </draw:g>
            <draw:g>
              <draw:line draw:style-name="gr9" draw:text-style-name="P10" draw:layer="layout" svg:x1="21.377cm" svg:y1="1.375cm" svg:x2="23cm" svg:y2="1.375cm">
                <text:p/>
              </draw:line>
              <draw:frame draw:style-name="gr10" draw:text-style-name="P5" draw:layer="layout" svg:width="4.621cm" svg:height="0.806cm" svg:x="22.836cm" svg:y="0.938cm">
                <draw:text-box>
                  <text:p><text:span text:style-name="T2">Direct dependency</text:span></text:p>
                </draw:text-box>
              </draw:frame>
              <draw:line draw:style-name="gr9" draw:text-style-name="P10" draw:layer="layout" svg:x1="21.353cm" svg:y1="1.375cm" svg:x2="22.976cm" svg:y2="1.375cm">
                <text:p/>
              </draw:line>
            </draw:g>
          </draw:g>
        </draw:g>
        <draw:line draw:style-name="gr9" draw:text-style-name="P11" draw:layer="layout" svg:x1="10.6cm" svg:y1="7.6cm" svg:x2="8.7cm" svg:y2="12cm">
          <text:p/>
        </draw:line>
        <draw:line draw:style-name="gr9" draw:text-style-name="P11" draw:layer="layout" svg:x1="10.6cm" svg:y1="7.6cm" svg:x2="12.401cm" svg:y2="12cm">
          <text:p/>
        </draw:line>
        <draw:line draw:style-name="gr9" draw:text-style-name="P11" draw:layer="layout" svg:x1="7.601cm" svg:y1="13.6cm" svg:x2="9.4cm" svg:y2="18cm">
          <text:p/>
        </draw:line>
        <draw:line draw:style-name="gr9" draw:text-style-name="P11" draw:layer="layout" svg:x1="7.601cm" svg:y1="13.6cm" svg:x2="17.4cm" svg:y2="18cm">
          <text:p/>
        </draw:line>
        <draw:line draw:style-name="gr9" draw:text-style-name="P11" draw:layer="layout" svg:x1="7.502cm" svg:y1="13.6cm" svg:x2="5.6cm" svg:y2="18cm">
          <text:p/>
        </draw:line>
        <draw:custom-shape draw:style-name="gr11" draw:text-style-name="P12" draw:layer="layout" svg:width="4.8cm" svg:height="1.6cm" svg:x="11.1cm" svg:y="12cm">
          <text:p text:style-name="P7"><text:span text:style-name="T3">stripes-loader</text:span></text:p>
          <draw:enhanced-geometry svg:viewBox="0 0 21600 21600" draw:type="rectangle" draw:enhanced-path="M 0 0 L 21600 0 21600 21600 0 21600 0 0 Z N"/>
        </draw:custom-shape>
        <draw:custom-shape draw:style-name="gr11" draw:text-style-name="P12" draw:layer="layout" svg:width="4.8cm" svg:height="1.6cm" svg:x="5.1cm" svg:y="12cm">
          <text:p text:style-name="P7"><text:span text:style-name="T3">stripes-core</text:span></text:p>
          <draw:enhanced-geometry svg:viewBox="0 0 21600 21600" draw:type="rectangle" draw:enhanced-path="M 0 0 L 21600 0 21600 21600 0 21600 0 0 Z N"/>
        </draw:custom-shape>
        <draw:line draw:style-name="gr9" draw:text-style-name="P11" draw:layer="layout" svg:x1="9.9cm" svg:y1="12.8cm" svg:x2="11.1cm" svg:y2="12.8cm">
          <text:p/>
        </draw:line>
        <draw:custom-shape draw:style-name="gr6" draw:text-style-name="P8" draw:layer="layout" svg:width="7.4cm" svg:height="1.6cm" svg:x="6.8cm" svg:y="6cm">
          <text:p text:style-name="P7"><text:span text:style-name="T3">stripes-demo-platform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custom-shape draw:style-name="gr12" draw:text-style-name="P12" draw:layer="layout" svg:width="6.2cm" svg:height="1.6cm" svg:x="8.2cm" svg:y="18cm">
          <text:p text:style-name="P7"><text:span text:style-name="T3">stripes-components</text:span></text:p>
          <draw:enhanced-geometry svg:viewBox="0 0 21600 21600" draw:type="rectangle" draw:enhanced-path="M 0 0 L 21600 0 21600 21600 0 21600 0 0 Z N"/>
        </draw:custom-shape>
        <draw:custom-shape draw:style-name="gr12" draw:text-style-name="P12" draw:layer="layout" svg:width="6.2cm" svg:height="1.6cm" svg:x="15.5cm" svg:y="18cm">
          <text:p text:style-name="P7"><text:span text:style-name="T3">stripes-logger</text:span></text:p>
          <draw:enhanced-geometry svg:viewBox="0 0 21600 21600" draw:type="rectangle" draw:enhanced-path="M 0 0 L 21600 0 21600 21600 0 21600 0 0 Z N"/>
        </draw:custom-shape>
        <draw:custom-shape draw:style-name="gr12" draw:text-style-name="P12" draw:layer="layout" svg:width="6.2cm" svg:height="1.6cm" svg:x="0.9cm" svg:y="18cm">
          <text:p text:style-name="P7"><text:span text:style-name="T3">stripes-connect</text:span></text:p>
          <draw:enhanced-geometry svg:viewBox="0 0 21600 21600" draw:type="rectangle" draw:enhanced-path="M 0 0 L 21600 0 21600 21600 0 21600 0 0 Z N"/>
        </draw:custom-shape>
        <draw:frame draw:style-name="gr1" draw:text-style-name="P2" draw:layer="layout" svg:width="14.688cm" svg:height="1.589cm" svg:x="0.3cm" svg:y="0.3cm">
          <draw:text-box>
            <text:p text:style-name="P1"><text:span text:style-name="T1">How Stripes fits together</text:span></text:p>
          </draw:text-box>
        </draw:frame>
        <draw:g>
          <draw:custom-shape draw:style-name="gr3" draw:text-style-name="P4" draw:layer="layout" svg:width="11.6cm" svg:height="3.8cm" svg:x="16cm" svg:y="0.4cm">
            <text:p/>
            <draw:enhanced-geometry svg:viewBox="0 0 21600 21600" draw:type="rectangle" draw:enhanced-path="M 0 0 L 21600 0 21600 21600 0 21600 0 0 Z N"/>
          </draw:custom-shape>
          <draw:g>
            <draw:g>
              <draw:frame draw:style-name="gr4" draw:text-style-name="P5" draw:layer="layout" svg:width="2.339cm" svg:height="0.806cm" svg:x="17.336cm" svg:y="0.938cm">
                <draw:text-box>
                  <text:p><text:span text:style-name="T2">Platform</text:span></text:p>
                </draw:text-box>
              </draw:frame>
              <draw:custom-shape draw:style-name="gr5" draw:text-style-name="P6" draw:layer="layout" svg:width="0.8cm" svg:height="0.8cm" svg:x="16.6cm" svg:y="0.9cm">
                <text:p/>
                <draw:enhanced-geometry svg:viewBox="0 0 21600 21600" draw:type="rectangle" draw:enhanced-path="M 0 0 L 21600 0 21600 21600 0 21600 0 0 Z N"/>
              </draw:custom-shape>
              <draw:frame draw:style-name="gr7" draw:text-style-name="P5" draw:layer="layout" svg:width="3.465cm" svg:height="0.806cm" svg:x="17.336cm" svg:y="1.938cm">
                <draw:text-box>
                  <text:p><text:span text:style-name="T2">Stripes toolkit</text:span></text:p>
                </draw:text-box>
              </draw:frame>
              <draw:custom-shape draw:style-name="gr8" draw:text-style-name="P9" draw:layer="layout" svg:width="0.8cm" svg:height="0.8cm" svg:x="16.6cm" svg:y="1.9cm">
                <text:p/>
                <draw:enhanced-geometry svg:viewBox="0 0 21600 21600" draw:type="rectangle" draw:enhanced-path="M 0 0 L 21600 0 21600 21600 0 21600 0 0 Z N"/>
              </draw:custom-shape>
              <draw:frame draw:style-name="gr13" draw:text-style-name="P5" draw:layer="layout" svg:width="2.119cm" svg:height="0.806cm" svg:x="17.336cm" svg:y="2.938cm">
                <draw:text-box>
                  <text:p><text:span text:style-name="T2">Module</text:span></text:p>
                </draw:text-box>
              </draw:frame>
              <draw:custom-shape draw:style-name="gr14" draw:text-style-name="P13" draw:layer="layout" svg:width="0.8cm" svg:height="0.8cm" svg:x="16.6cm" svg:y="2.9cm">
                <text:p/>
                <draw:enhanced-geometry svg:viewBox="0 0 21600 21600" draw:type="rectangle" draw:enhanced-path="M 0 0 L 21600 0 21600 21600 0 21600 0 0 Z N"/>
              </draw:custom-shape>
            </draw:g>
            <draw:g>
              <draw:line draw:style-name="gr9" draw:text-style-name="P10" draw:layer="layout" svg:x1="21.377cm" svg:y1="1.375cm" svg:x2="23cm" svg:y2="1.375cm">
                <text:p/>
              </draw:line>
              <draw:frame draw:style-name="gr10" draw:text-style-name="P5" draw:layer="layout" svg:width="4.621cm" svg:height="0.806cm" svg:x="22.836cm" svg:y="0.938cm">
                <draw:text-box>
                  <text:p><text:span text:style-name="T2">Direct dependency</text:span></text:p>
                </draw:text-box>
              </draw:frame>
              <draw:line draw:style-name="gr9" draw:text-style-name="P10" draw:layer="layout" svg:x1="21.353cm" svg:y1="1.375cm" svg:x2="22.976cm" svg:y2="1.375cm">
                <text:p/>
              </draw:line>
              <draw:frame draw:style-name="gr15" draw:text-style-name="P5" draw:layer="layout" svg:width="4.151cm" svg:height="0.806cm" svg:x="22.812cm" svg:y="1.938cm">
                <draw:text-box>
                  <text:p><text:span text:style-name="T2">Dynamic loading</text:span></text:p>
                </draw:text-box>
              </draw:frame>
              <draw:line draw:style-name="gr16" draw:text-style-name="P10" draw:layer="layout" svg:x1="21.329cm" svg:y1="2.375cm" svg:x2="22.952cm" svg:y2="2.375cm">
                <text:p/>
              </draw:line>
            </draw:g>
          </draw:g>
        </draw:g>
        <draw:line draw:style-name="gr9" draw:text-style-name="P11" draw:layer="layout" svg:x1="10.6cm" svg:y1="7.6cm" svg:x2="8.7cm" svg:y2="12cm">
          <text:p/>
        </draw:line>
        <draw:line draw:style-name="gr9" draw:text-style-name="P11" draw:layer="layout" svg:x1="10.6cm" svg:y1="7.6cm" svg:x2="12.401cm" svg:y2="12cm">
          <text:p/>
        </draw:line>
        <draw:line draw:style-name="gr9" draw:text-style-name="P11" draw:layer="layout" svg:x1="7.601cm" svg:y1="13.6cm" svg:x2="9.4cm" svg:y2="18cm">
          <text:p/>
        </draw:line>
        <draw:line draw:style-name="gr9" draw:text-style-name="P11" draw:layer="layout" svg:x1="7.601cm" svg:y1="13.6cm" svg:x2="17.4cm" svg:y2="18cm">
          <text:p/>
        </draw:line>
        <draw:line draw:style-name="gr9" draw:text-style-name="P11" draw:layer="layout" svg:x1="7.502cm" svg:y1="13.6cm" svg:x2="5.6cm" svg:y2="18cm">
          <text:p/>
        </draw:line>
        <draw:custom-shape draw:style-name="gr11" draw:text-style-name="P12" draw:layer="layout" svg:width="4.8cm" svg:height="1.6cm" svg:x="11.1cm" svg:y="12cm">
          <text:p text:style-name="P7"><text:span text:style-name="T3">stripes-loader</text:span></text:p>
          <draw:enhanced-geometry svg:viewBox="0 0 21600 21600" draw:type="rectangle" draw:enhanced-path="M 0 0 L 21600 0 21600 21600 0 21600 0 0 Z N"/>
        </draw:custom-shape>
        <draw:custom-shape draw:style-name="gr11" draw:text-style-name="P12" draw:layer="layout" svg:width="4.8cm" svg:height="1.6cm" svg:x="5.1cm" svg:y="12cm">
          <text:p text:style-name="P7"><text:span text:style-name="T3">stripes-core</text:span></text:p>
          <draw:enhanced-geometry svg:viewBox="0 0 21600 21600" draw:type="rectangle" draw:enhanced-path="M 0 0 L 21600 0 21600 21600 0 21600 0 0 Z N"/>
        </draw:custom-shape>
        <draw:custom-shape draw:style-name="gr17" draw:text-style-name="P14" draw:layer="layout" svg:width="3cm" svg:height="1.6cm" svg:x="18.1cm" svg:y="12cm">
          <text:p text:style-name="P7"><text:span text:style-name="T3">ui-users</text:span></text:p>
          <draw:enhanced-geometry svg:viewBox="0 0 21600 21600" draw:type="rectangle" draw:enhanced-path="M 0 0 L 21600 0 21600 21600 0 21600 0 0 Z N"/>
        </draw:custom-shape>
        <draw:line draw:style-name="gr18" draw:text-style-name="P11" draw:layer="layout" svg:x1="15.9cm" svg:y1="12.8cm" svg:x2="18.1cm" svg:y2="12.8cm">
          <text:p/>
        </draw:line>
        <draw:line draw:style-name="gr9" draw:text-style-name="P11" draw:layer="layout" svg:x1="9.9cm" svg:y1="12.8cm" svg:x2="11.1cm" svg:y2="12.8cm">
          <text:p/>
        </draw:line>
        <draw:custom-shape draw:style-name="gr6" draw:text-style-name="P8" draw:layer="layout" svg:width="7.4cm" svg:height="1.6cm" svg:x="6.8cm" svg:y="6cm">
          <text:p text:style-name="P7"><text:span text:style-name="T3">stripes-demo-platform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custom-shape draw:style-name="gr12" draw:text-style-name="P12" draw:layer="layout" svg:width="6.2cm" svg:height="1.6cm" svg:x="8.2cm" svg:y="18cm">
          <text:p text:style-name="P7"><text:span text:style-name="T3">stripes-components</text:span></text:p>
          <draw:enhanced-geometry svg:viewBox="0 0 21600 21600" draw:type="rectangle" draw:enhanced-path="M 0 0 L 21600 0 21600 21600 0 21600 0 0 Z N"/>
        </draw:custom-shape>
        <draw:custom-shape draw:style-name="gr12" draw:text-style-name="P12" draw:layer="layout" svg:width="6.2cm" svg:height="1.6cm" svg:x="15.5cm" svg:y="18cm">
          <text:p text:style-name="P7"><text:span text:style-name="T3">stripes-logger</text:span></text:p>
          <draw:enhanced-geometry svg:viewBox="0 0 21600 21600" draw:type="rectangle" draw:enhanced-path="M 0 0 L 21600 0 21600 21600 0 21600 0 0 Z N"/>
        </draw:custom-shape>
        <draw:custom-shape draw:style-name="gr12" draw:text-style-name="P12" draw:layer="layout" svg:width="6.2cm" svg:height="1.6cm" svg:x="0.9cm" svg:y="18cm">
          <text:p text:style-name="P7"><text:span text:style-name="T3">stripes-connect</text:span></text:p>
          <draw:enhanced-geometry svg:viewBox="0 0 21600 21600" draw:type="rectangle" draw:enhanced-path="M 0 0 L 21600 0 21600 21600 0 21600 0 0 Z N"/>
        </draw:custom-shape>
        <draw:path draw:style-name="gr19" draw:text-style-name="P11" draw:layer="layout" svg:width="1.799cm" svg:height="11.999cm" draw:transform="rotate (-1.5707963267949) translate (19.6cm 10.1997187060478cm)" svg:viewBox="0 0 1800 12000" svg:d="M1800 12000c-4050 0 0-12000 0-12000">
          <text:p/>
        </draw:path>
        <draw:frame draw:style-name="gr1" draw:text-style-name="P2" draw:layer="layout" svg:width="14.688cm" svg:height="1.589cm" svg:x="0.3cm" svg:y="0.3cm">
          <draw:text-box>
            <text:p text:style-name="P1"><text:span text:style-name="T1">How Stripes fits together</text:span></text:p>
          </draw:text-box>
        </draw:frame>
        <draw:g>
          <draw:custom-shape draw:style-name="gr3" draw:text-style-name="P4" draw:layer="layout" svg:width="11.6cm" svg:height="3.8cm" svg:x="16cm" svg:y="0.4cm">
            <text:p/>
            <draw:enhanced-geometry svg:viewBox="0 0 21600 21600" draw:type="rectangle" draw:enhanced-path="M 0 0 L 21600 0 21600 21600 0 21600 0 0 Z N"/>
          </draw:custom-shape>
          <draw:g>
            <draw:g>
              <draw:frame draw:style-name="gr4" draw:text-style-name="P5" draw:layer="layout" svg:width="2.339cm" svg:height="0.806cm" svg:x="17.336cm" svg:y="0.938cm">
                <draw:text-box>
                  <text:p><text:span text:style-name="T2">Platform</text:span></text:p>
                </draw:text-box>
              </draw:frame>
              <draw:custom-shape draw:style-name="gr5" draw:text-style-name="P6" draw:layer="layout" svg:width="0.8cm" svg:height="0.8cm" svg:x="16.6cm" svg:y="0.9cm">
                <text:p/>
                <draw:enhanced-geometry svg:viewBox="0 0 21600 21600" draw:type="rectangle" draw:enhanced-path="M 0 0 L 21600 0 21600 21600 0 21600 0 0 Z N"/>
              </draw:custom-shape>
              <draw:frame draw:style-name="gr7" draw:text-style-name="P5" draw:layer="layout" svg:width="3.465cm" svg:height="0.806cm" svg:x="17.336cm" svg:y="1.938cm">
                <draw:text-box>
                  <text:p><text:span text:style-name="T2">Stripes toolkit</text:span></text:p>
                </draw:text-box>
              </draw:frame>
              <draw:custom-shape draw:style-name="gr8" draw:text-style-name="P9" draw:layer="layout" svg:width="0.8cm" svg:height="0.8cm" svg:x="16.6cm" svg:y="1.9cm">
                <text:p/>
                <draw:enhanced-geometry svg:viewBox="0 0 21600 21600" draw:type="rectangle" draw:enhanced-path="M 0 0 L 21600 0 21600 21600 0 21600 0 0 Z N"/>
              </draw:custom-shape>
              <draw:frame draw:style-name="gr13" draw:text-style-name="P5" draw:layer="layout" svg:width="2.119cm" svg:height="0.806cm" svg:x="17.336cm" svg:y="2.938cm">
                <draw:text-box>
                  <text:p><text:span text:style-name="T2">Module</text:span></text:p>
                </draw:text-box>
              </draw:frame>
              <draw:custom-shape draw:style-name="gr14" draw:text-style-name="P13" draw:layer="layout" svg:width="0.8cm" svg:height="0.8cm" svg:x="16.6cm" svg:y="2.9cm">
                <text:p/>
                <draw:enhanced-geometry svg:viewBox="0 0 21600 21600" draw:type="rectangle" draw:enhanced-path="M 0 0 L 21600 0 21600 21600 0 21600 0 0 Z N"/>
              </draw:custom-shape>
            </draw:g>
            <draw:g>
              <draw:line draw:style-name="gr9" draw:text-style-name="P10" draw:layer="layout" svg:x1="21.377cm" svg:y1="1.375cm" svg:x2="23cm" svg:y2="1.375cm">
                <text:p/>
              </draw:line>
              <draw:frame draw:style-name="gr10" draw:text-style-name="P5" draw:layer="layout" svg:width="4.621cm" svg:height="0.806cm" svg:x="22.836cm" svg:y="0.938cm">
                <draw:text-box>
                  <text:p><text:span text:style-name="T2">Direct dependency</text:span></text:p>
                </draw:text-box>
              </draw:frame>
              <draw:line draw:style-name="gr9" draw:text-style-name="P10" draw:layer="layout" svg:x1="21.353cm" svg:y1="1.375cm" svg:x2="22.976cm" svg:y2="1.375cm">
                <text:p/>
              </draw:line>
              <draw:frame draw:style-name="gr15" draw:text-style-name="P5" draw:layer="layout" svg:width="4.151cm" svg:height="0.806cm" svg:x="22.812cm" svg:y="1.938cm">
                <draw:text-box>
                  <text:p><text:span text:style-name="T2">Dynamic loading</text:span></text:p>
                </draw:text-box>
              </draw:frame>
              <draw:line draw:style-name="gr16" draw:text-style-name="P10" draw:layer="layout" svg:x1="21.329cm" svg:y1="2.375cm" svg:x2="22.952cm" svg:y2="2.375cm">
                <text:p/>
              </draw:line>
              <draw:frame draw:style-name="gr20" draw:text-style-name="P5" draw:layer="layout" svg:width="4.371cm" svg:height="0.806cm" svg:x="22.812cm" svg:y="2.938cm">
                <draw:text-box>
                  <text:p><text:span text:style-name="T2">Peer dependency</text:span></text:p>
                </draw:text-box>
              </draw:frame>
              <draw:line draw:style-name="gr21" draw:text-style-name="P10" draw:layer="layout" svg:x1="21.329cm" svg:y1="3.375cm" svg:x2="22.952cm" svg:y2="3.375cm">
                <text:p/>
              </draw:line>
            </draw:g>
          </draw:g>
        </draw:g>
        <draw:line draw:style-name="gr9" draw:text-style-name="P11" draw:layer="layout" svg:x1="10.6cm" svg:y1="7.6cm" svg:x2="8.7cm" svg:y2="12cm">
          <text:p/>
        </draw:line>
        <draw:line draw:style-name="gr9" draw:text-style-name="P11" draw:layer="layout" svg:x1="10.6cm" svg:y1="7.6cm" svg:x2="12.401cm" svg:y2="12cm">
          <text:p/>
        </draw:line>
        <draw:line draw:style-name="gr9" draw:text-style-name="P11" draw:layer="layout" svg:x1="7.601cm" svg:y1="13.6cm" svg:x2="9.4cm" svg:y2="18cm">
          <text:p/>
        </draw:line>
        <draw:line draw:style-name="gr9" draw:text-style-name="P11" draw:layer="layout" svg:x1="7.601cm" svg:y1="13.6cm" svg:x2="17.4cm" svg:y2="18cm">
          <text:p/>
        </draw:line>
        <draw:line draw:style-name="gr9" draw:text-style-name="P11" draw:layer="layout" svg:x1="7.502cm" svg:y1="13.6cm" svg:x2="5.6cm" svg:y2="18cm">
          <text:p/>
        </draw:line>
        <draw:custom-shape draw:style-name="gr11" draw:text-style-name="P12" draw:layer="layout" svg:width="4.8cm" svg:height="1.6cm" svg:x="11.1cm" svg:y="12cm">
          <text:p text:style-name="P7"><text:span text:style-name="T3">stripes-loader</text:span></text:p>
          <draw:enhanced-geometry svg:viewBox="0 0 21600 21600" draw:type="rectangle" draw:enhanced-path="M 0 0 L 21600 0 21600 21600 0 21600 0 0 Z N"/>
        </draw:custom-shape>
        <draw:custom-shape draw:style-name="gr11" draw:text-style-name="P12" draw:layer="layout" svg:width="4.8cm" svg:height="1.6cm" svg:x="5.1cm" svg:y="12cm">
          <text:p text:style-name="P7"><text:span text:style-name="T3">stripes-core</text:span></text:p>
          <draw:enhanced-geometry svg:viewBox="0 0 21600 21600" draw:type="rectangle" draw:enhanced-path="M 0 0 L 21600 0 21600 21600 0 21600 0 0 Z N"/>
        </draw:custom-shape>
        <draw:custom-shape draw:style-name="gr17" draw:text-style-name="P14" draw:layer="layout" svg:width="3cm" svg:height="1.6cm" svg:x="18.1cm" svg:y="12cm">
          <text:p text:style-name="P7"><text:span text:style-name="T3">ui-users</text:span></text:p>
          <draw:enhanced-geometry svg:viewBox="0 0 21600 21600" draw:type="rectangle" draw:enhanced-path="M 0 0 L 21600 0 21600 21600 0 21600 0 0 Z N"/>
        </draw:custom-shape>
        <draw:line draw:style-name="gr18" draw:text-style-name="P11" draw:layer="layout" svg:x1="15.9cm" svg:y1="12.8cm" svg:x2="18.1cm" svg:y2="12.8cm">
          <text:p/>
        </draw:line>
        <draw:line draw:style-name="gr9" draw:text-style-name="P11" draw:layer="layout" svg:x1="9.9cm" svg:y1="12.8cm" svg:x2="11.1cm" svg:y2="12.8cm">
          <text:p/>
        </draw:line>
        <draw:custom-shape draw:style-name="gr6" draw:text-style-name="P8" draw:layer="layout" svg:width="7.4cm" svg:height="1.6cm" svg:x="6.8cm" svg:y="6cm">
          <text:p text:style-name="P7"><text:span text:style-name="T3">stripes-demo-platform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custom-shape draw:style-name="gr12" draw:text-style-name="P12" draw:layer="layout" svg:width="6.2cm" svg:height="1.6cm" svg:x="8.2cm" svg:y="18cm">
          <text:p text:style-name="P7"><text:span text:style-name="T3">stripes-components</text:span></text:p>
          <draw:enhanced-geometry svg:viewBox="0 0 21600 21600" draw:type="rectangle" draw:enhanced-path="M 0 0 L 21600 0 21600 21600 0 21600 0 0 Z N"/>
        </draw:custom-shape>
        <draw:custom-shape draw:style-name="gr12" draw:text-style-name="P12" draw:layer="layout" svg:width="6.2cm" svg:height="1.6cm" svg:x="15.5cm" svg:y="18cm">
          <text:p text:style-name="P7"><text:span text:style-name="T3">stripes-logger</text:span></text:p>
          <draw:enhanced-geometry svg:viewBox="0 0 21600 21600" draw:type="rectangle" draw:enhanced-path="M 0 0 L 21600 0 21600 21600 0 21600 0 0 Z N"/>
        </draw:custom-shape>
        <draw:custom-shape draw:style-name="gr12" draw:text-style-name="P12" draw:layer="layout" svg:width="6.2cm" svg:height="1.6cm" svg:x="0.9cm" svg:y="18cm">
          <text:p text:style-name="P7"><text:span text:style-name="T3">stripes-connect</text:span></text:p>
          <draw:enhanced-geometry svg:viewBox="0 0 21600 21600" draw:type="rectangle" draw:enhanced-path="M 0 0 L 21600 0 21600 21600 0 21600 0 0 Z N"/>
        </draw:custom-shape>
        <draw:path draw:style-name="gr19" draw:text-style-name="P11" draw:layer="layout" svg:width="1.799cm" svg:height="11.999cm" draw:transform="rotate (-1.5707963267949) translate (19.6cm 10.1997187060478cm)" svg:viewBox="0 0 1800 12000" svg:d="M1800 12000c-4050 0 0-12000 0-12000">
          <text:p/>
        </draw:path>
        <draw:frame draw:style-name="gr1" draw:text-style-name="P2" draw:layer="layout" svg:width="14.688cm" svg:height="1.589cm" svg:x="0.3cm" svg:y="0.3cm">
          <draw:text-box>
            <text:p text:style-name="P1"><text:span text:style-name="T1">How Stripes fits together</text:span></text:p>
          </draw:text-box>
        </draw:frame>
        <draw:g>
          <draw:custom-shape draw:style-name="gr3" draw:text-style-name="P4" draw:layer="layout" svg:width="11.6cm" svg:height="3.8cm" svg:x="16cm" svg:y="0.4cm">
            <text:p/>
            <draw:enhanced-geometry svg:viewBox="0 0 21600 21600" draw:type="rectangle" draw:enhanced-path="M 0 0 L 21600 0 21600 21600 0 21600 0 0 Z N"/>
          </draw:custom-shape>
          <draw:g>
            <draw:g>
              <draw:frame draw:style-name="gr4" draw:text-style-name="P5" draw:layer="layout" svg:width="2.339cm" svg:height="0.806cm" svg:x="17.336cm" svg:y="0.938cm">
                <draw:text-box>
                  <text:p><text:span text:style-name="T2">Platform</text:span></text:p>
                </draw:text-box>
              </draw:frame>
              <draw:custom-shape draw:style-name="gr5" draw:text-style-name="P6" draw:layer="layout" svg:width="0.8cm" svg:height="0.8cm" svg:x="16.6cm" svg:y="0.9cm">
                <text:p/>
                <draw:enhanced-geometry svg:viewBox="0 0 21600 21600" draw:type="rectangle" draw:enhanced-path="M 0 0 L 21600 0 21600 21600 0 21600 0 0 Z N"/>
              </draw:custom-shape>
              <draw:frame draw:style-name="gr7" draw:text-style-name="P5" draw:layer="layout" svg:width="3.465cm" svg:height="0.806cm" svg:x="17.336cm" svg:y="1.938cm">
                <draw:text-box>
                  <text:p><text:span text:style-name="T2">Stripes toolkit</text:span></text:p>
                </draw:text-box>
              </draw:frame>
              <draw:custom-shape draw:style-name="gr8" draw:text-style-name="P9" draw:layer="layout" svg:width="0.8cm" svg:height="0.8cm" svg:x="16.6cm" svg:y="1.9cm">
                <text:p/>
                <draw:enhanced-geometry svg:viewBox="0 0 21600 21600" draw:type="rectangle" draw:enhanced-path="M 0 0 L 21600 0 21600 21600 0 21600 0 0 Z N"/>
              </draw:custom-shape>
              <draw:frame draw:style-name="gr13" draw:text-style-name="P5" draw:layer="layout" svg:width="2.119cm" svg:height="0.806cm" svg:x="17.336cm" svg:y="2.938cm">
                <draw:text-box>
                  <text:p><text:span text:style-name="T2">Module</text:span></text:p>
                </draw:text-box>
              </draw:frame>
              <draw:custom-shape draw:style-name="gr14" draw:text-style-name="P13" draw:layer="layout" svg:width="0.8cm" svg:height="0.8cm" svg:x="16.6cm" svg:y="2.9cm">
                <text:p/>
                <draw:enhanced-geometry svg:viewBox="0 0 21600 21600" draw:type="rectangle" draw:enhanced-path="M 0 0 L 21600 0 21600 21600 0 21600 0 0 Z N"/>
              </draw:custom-shape>
            </draw:g>
            <draw:g>
              <draw:line draw:style-name="gr9" draw:text-style-name="P10" draw:layer="layout" svg:x1="21.377cm" svg:y1="1.375cm" svg:x2="23cm" svg:y2="1.375cm">
                <text:p/>
              </draw:line>
              <draw:frame draw:style-name="gr10" draw:text-style-name="P5" draw:layer="layout" svg:width="4.621cm" svg:height="0.806cm" svg:x="22.836cm" svg:y="0.938cm">
                <draw:text-box>
                  <text:p><text:span text:style-name="T2">Direct dependency</text:span></text:p>
                </draw:text-box>
              </draw:frame>
              <draw:line draw:style-name="gr9" draw:text-style-name="P10" draw:layer="layout" svg:x1="21.353cm" svg:y1="1.375cm" svg:x2="22.976cm" svg:y2="1.375cm">
                <text:p/>
              </draw:line>
              <draw:frame draw:style-name="gr15" draw:text-style-name="P5" draw:layer="layout" svg:width="4.151cm" svg:height="0.806cm" svg:x="22.812cm" svg:y="1.938cm">
                <draw:text-box>
                  <text:p><text:span text:style-name="T2">Dynamic loading</text:span></text:p>
                </draw:text-box>
              </draw:frame>
              <draw:line draw:style-name="gr16" draw:text-style-name="P10" draw:layer="layout" svg:x1="21.329cm" svg:y1="2.375cm" svg:x2="22.952cm" svg:y2="2.375cm">
                <text:p/>
              </draw:line>
              <draw:frame draw:style-name="gr20" draw:text-style-name="P5" draw:layer="layout" svg:width="4.371cm" svg:height="0.806cm" svg:x="22.812cm" svg:y="2.938cm">
                <draw:text-box>
                  <text:p><text:span text:style-name="T2">Peer dependency</text:span></text:p>
                </draw:text-box>
              </draw:frame>
              <draw:line draw:style-name="gr21" draw:text-style-name="P10" draw:layer="layout" svg:x1="21.329cm" svg:y1="3.375cm" svg:x2="22.952cm" svg:y2="3.375cm">
                <text:p/>
              </draw:line>
            </draw:g>
          </draw:g>
        </draw:g>
        <draw:line draw:style-name="gr9" draw:text-style-name="P11" draw:layer="layout" svg:x1="10.6cm" svg:y1="7.6cm" svg:x2="8.7cm" svg:y2="12cm">
          <text:p/>
        </draw:line>
        <draw:line draw:style-name="gr9" draw:text-style-name="P11" draw:layer="layout" svg:x1="10.6cm" svg:y1="7.6cm" svg:x2="12.401cm" svg:y2="12cm">
          <text:p/>
        </draw:line>
        <draw:path draw:style-name="gr22" draw:text-style-name="P15" draw:layer="layout" svg:width="6.899cm" svg:height="7.599cm" draw:transform="rotate (-3.14159265358979) translate (8.70000000000001cm 18cm)" svg:viewBox="0 0 6900 7600" svg:d="M0 7600c7514 0 6887-7600 6887-7600">
          <text:p/>
        </draw:path>
        <draw:line draw:style-name="gr9" draw:text-style-name="P11" draw:layer="layout" svg:x1="7.601cm" svg:y1="13.6cm" svg:x2="9.4cm" svg:y2="18cm">
          <text:p/>
        </draw:line>
        <draw:line draw:style-name="gr9" draw:text-style-name="P11" draw:layer="layout" svg:x1="7.601cm" svg:y1="13.6cm" svg:x2="17.4cm" svg:y2="18cm">
          <text:p/>
        </draw:line>
        <draw:line draw:style-name="gr9" draw:text-style-name="P11" draw:layer="layout" svg:x1="7.502cm" svg:y1="13.6cm" svg:x2="5.6cm" svg:y2="18cm">
          <text:p/>
        </draw:line>
        <draw:custom-shape draw:style-name="gr11" draw:text-style-name="P12" draw:layer="layout" svg:width="4.8cm" svg:height="1.6cm" svg:x="11.1cm" svg:y="12cm">
          <text:p text:style-name="P7"><text:span text:style-name="T3">stripes-loader</text:span></text:p>
          <draw:enhanced-geometry svg:viewBox="0 0 21600 21600" draw:type="rectangle" draw:enhanced-path="M 0 0 L 21600 0 21600 21600 0 21600 0 0 Z N"/>
        </draw:custom-shape>
        <draw:custom-shape draw:style-name="gr11" draw:text-style-name="P12" draw:layer="layout" svg:width="4.8cm" svg:height="1.6cm" svg:x="5.1cm" svg:y="12cm">
          <text:p text:style-name="P7"><text:span text:style-name="T3">stripes-core</text:span></text:p>
          <draw:enhanced-geometry svg:viewBox="0 0 21600 21600" draw:type="rectangle" draw:enhanced-path="M 0 0 L 21600 0 21600 21600 0 21600 0 0 Z N"/>
        </draw:custom-shape>
        <draw:custom-shape draw:style-name="gr17" draw:text-style-name="P14" draw:layer="layout" svg:width="3cm" svg:height="1.6cm" svg:x="18.1cm" svg:y="12cm">
          <text:p text:style-name="P7"><text:span text:style-name="T3">ui-users</text:span></text:p>
          <draw:enhanced-geometry svg:viewBox="0 0 21600 21600" draw:type="rectangle" draw:enhanced-path="M 0 0 L 21600 0 21600 21600 0 21600 0 0 Z N"/>
        </draw:custom-shape>
        <draw:line draw:style-name="gr18" draw:text-style-name="P11" draw:layer="layout" svg:x1="15.9cm" svg:y1="12.8cm" svg:x2="18.1cm" svg:y2="12.8cm">
          <text:p/>
        </draw:line>
        <draw:line draw:style-name="gr9" draw:text-style-name="P11" draw:layer="layout" svg:x1="9.9cm" svg:y1="12.8cm" svg:x2="11.1cm" svg:y2="12.8cm">
          <text:p/>
        </draw:line>
        <draw:custom-shape draw:style-name="gr6" draw:text-style-name="P8" draw:layer="layout" svg:width="7.4cm" svg:height="1.6cm" svg:x="6.8cm" svg:y="6cm">
          <text:p text:style-name="P7"><text:span text:style-name="T3">stripes-demo-platform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custom-shape draw:style-name="gr12" draw:text-style-name="P12" draw:layer="layout" svg:width="6.2cm" svg:height="1.6cm" svg:x="8.2cm" svg:y="18cm">
          <text:p text:style-name="P7"><text:span text:style-name="T3">stripes-components</text:span></text:p>
          <draw:enhanced-geometry svg:viewBox="0 0 21600 21600" draw:type="rectangle" draw:enhanced-path="M 0 0 L 21600 0 21600 21600 0 21600 0 0 Z N"/>
        </draw:custom-shape>
        <draw:custom-shape draw:style-name="gr12" draw:text-style-name="P12" draw:layer="layout" svg:width="6.2cm" svg:height="1.6cm" svg:x="15.5cm" svg:y="18cm">
          <text:p text:style-name="P7"><text:span text:style-name="T3">stripes-logger</text:span></text:p>
          <draw:enhanced-geometry svg:viewBox="0 0 21600 21600" draw:type="rectangle" draw:enhanced-path="M 0 0 L 21600 0 21600 21600 0 21600 0 0 Z N"/>
        </draw:custom-shape>
        <draw:custom-shape draw:style-name="gr12" draw:text-style-name="P12" draw:layer="layout" svg:width="6.2cm" svg:height="1.6cm" svg:x="0.9cm" svg:y="18cm">
          <text:p text:style-name="P7"><text:span text:style-name="T3">stripes-connect</text:span></text:p>
          <draw:enhanced-geometry svg:viewBox="0 0 21600 21600" draw:type="rectangle" draw:enhanced-path="M 0 0 L 21600 0 21600 21600 0 21600 0 0 Z N"/>
        </draw:custom-shape>
        <draw:path draw:style-name="gr19" draw:text-style-name="P11" draw:layer="layout" svg:width="1.799cm" svg:height="11.999cm" draw:transform="rotate (-1.5707963267949) translate (19.6cm 10.1997187060478cm)" svg:viewBox="0 0 1800 12000" svg:d="M1800 12000c-4050 0 0-12000 0-12000">
          <text:p/>
        </draw:path>
        <draw:frame draw:style-name="gr1" draw:text-style-name="P2" draw:layer="layout" svg:width="14.688cm" svg:height="1.589cm" svg:x="0.3cm" svg:y="0.3cm">
          <draw:text-box>
            <text:p text:style-name="P1"><text:span text:style-name="T1">How Stripes fits together</text:span></text:p>
          </draw:text-box>
        </draw:frame>
        <draw:g>
          <draw:custom-shape draw:style-name="gr3" draw:text-style-name="P4" draw:layer="layout" svg:width="11.6cm" svg:height="3.8cm" svg:x="16cm" svg:y="0.4cm">
            <text:p/>
            <draw:enhanced-geometry svg:viewBox="0 0 21600 21600" draw:type="rectangle" draw:enhanced-path="M 0 0 L 21600 0 21600 21600 0 21600 0 0 Z N"/>
          </draw:custom-shape>
          <draw:g>
            <draw:g>
              <draw:frame draw:style-name="gr4" draw:text-style-name="P5" draw:layer="layout" svg:width="2.339cm" svg:height="0.806cm" svg:x="17.336cm" svg:y="0.938cm">
                <draw:text-box>
                  <text:p><text:span text:style-name="T2">Platform</text:span></text:p>
                </draw:text-box>
              </draw:frame>
              <draw:custom-shape draw:style-name="gr5" draw:text-style-name="P6" draw:layer="layout" svg:width="0.8cm" svg:height="0.8cm" svg:x="16.6cm" svg:y="0.9cm">
                <text:p/>
                <draw:enhanced-geometry svg:viewBox="0 0 21600 21600" draw:type="rectangle" draw:enhanced-path="M 0 0 L 21600 0 21600 21600 0 21600 0 0 Z N"/>
              </draw:custom-shape>
              <draw:frame draw:style-name="gr7" draw:text-style-name="P5" draw:layer="layout" svg:width="3.465cm" svg:height="0.806cm" svg:x="17.336cm" svg:y="1.938cm">
                <draw:text-box>
                  <text:p><text:span text:style-name="T2">Stripes toolkit</text:span></text:p>
                </draw:text-box>
              </draw:frame>
              <draw:custom-shape draw:style-name="gr8" draw:text-style-name="P9" draw:layer="layout" svg:width="0.8cm" svg:height="0.8cm" svg:x="16.6cm" svg:y="1.9cm">
                <text:p/>
                <draw:enhanced-geometry svg:viewBox="0 0 21600 21600" draw:type="rectangle" draw:enhanced-path="M 0 0 L 21600 0 21600 21600 0 21600 0 0 Z N"/>
              </draw:custom-shape>
              <draw:frame draw:style-name="gr13" draw:text-style-name="P5" draw:layer="layout" svg:width="2.119cm" svg:height="0.806cm" svg:x="17.336cm" svg:y="2.938cm">
                <draw:text-box>
                  <text:p><text:span text:style-name="T2">Module</text:span></text:p>
                </draw:text-box>
              </draw:frame>
              <draw:custom-shape draw:style-name="gr14" draw:text-style-name="P13" draw:layer="layout" svg:width="0.8cm" svg:height="0.8cm" svg:x="16.6cm" svg:y="2.9cm">
                <text:p/>
                <draw:enhanced-geometry svg:viewBox="0 0 21600 21600" draw:type="rectangle" draw:enhanced-path="M 0 0 L 21600 0 21600 21600 0 21600 0 0 Z N"/>
              </draw:custom-shape>
            </draw:g>
            <draw:g>
              <draw:line draw:style-name="gr9" draw:text-style-name="P10" draw:layer="layout" svg:x1="21.377cm" svg:y1="1.375cm" svg:x2="23cm" svg:y2="1.375cm">
                <text:p/>
              </draw:line>
              <draw:frame draw:style-name="gr10" draw:text-style-name="P5" draw:layer="layout" svg:width="4.621cm" svg:height="0.806cm" svg:x="22.836cm" svg:y="0.938cm">
                <draw:text-box>
                  <text:p><text:span text:style-name="T2">Direct dependency</text:span></text:p>
                </draw:text-box>
              </draw:frame>
              <draw:line draw:style-name="gr9" draw:text-style-name="P10" draw:layer="layout" svg:x1="21.353cm" svg:y1="1.375cm" svg:x2="22.976cm" svg:y2="1.375cm">
                <text:p/>
              </draw:line>
              <draw:frame draw:style-name="gr15" draw:text-style-name="P5" draw:layer="layout" svg:width="4.151cm" svg:height="0.806cm" svg:x="22.812cm" svg:y="1.938cm">
                <draw:text-box>
                  <text:p><text:span text:style-name="T2">Dynamic loading</text:span></text:p>
                </draw:text-box>
              </draw:frame>
              <draw:line draw:style-name="gr16" draw:text-style-name="P10" draw:layer="layout" svg:x1="21.329cm" svg:y1="2.375cm" svg:x2="22.952cm" svg:y2="2.375cm">
                <text:p/>
              </draw:line>
              <draw:frame draw:style-name="gr20" draw:text-style-name="P5" draw:layer="layout" svg:width="4.371cm" svg:height="0.806cm" svg:x="22.812cm" svg:y="2.938cm">
                <draw:text-box>
                  <text:p><text:span text:style-name="T2">Peer dependency</text:span></text:p>
                </draw:text-box>
              </draw:frame>
              <draw:line draw:style-name="gr21" draw:text-style-name="P10" draw:layer="layout" svg:x1="21.329cm" svg:y1="3.375cm" svg:x2="22.952cm" svg:y2="3.375cm">
                <text:p/>
              </draw:line>
            </draw:g>
          </draw:g>
        </draw:g>
        <draw:line draw:style-name="gr9" draw:text-style-name="P11" draw:layer="layout" svg:x1="10.6cm" svg:y1="7.6cm" svg:x2="8.7cm" svg:y2="12cm">
          <text:p/>
        </draw:line>
        <draw:line draw:style-name="gr9" draw:text-style-name="P11" draw:layer="layout" svg:x1="10.6cm" svg:y1="7.6cm" svg:x2="12.401cm" svg:y2="12cm">
          <text:p/>
        </draw:line>
        <draw:path draw:style-name="gr22" draw:text-style-name="P15" draw:layer="layout" svg:width="6.899cm" svg:height="7.599cm" draw:transform="rotate (-3.14159265358979) translate (8.70000000000001cm 18cm)" svg:viewBox="0 0 6900 7600" svg:d="M0 7600c7514 0 6887-7600 6887-7600">
          <text:p/>
        </draw:path>
        <draw:line draw:style-name="gr9" draw:text-style-name="P11" draw:layer="layout" svg:x1="7.601cm" svg:y1="13.6cm" svg:x2="9.4cm" svg:y2="18cm">
          <text:p/>
        </draw:line>
        <draw:line draw:style-name="gr9" draw:text-style-name="P11" draw:layer="layout" svg:x1="7.601cm" svg:y1="13.6cm" svg:x2="17.4cm" svg:y2="18cm">
          <text:p/>
        </draw:line>
        <draw:line draw:style-name="gr9" draw:text-style-name="P11" draw:layer="layout" svg:x1="7.502cm" svg:y1="13.6cm" svg:x2="5.6cm" svg:y2="18cm">
          <text:p/>
        </draw:line>
        <draw:line draw:style-name="gr9" draw:text-style-name="P11" draw:layer="layout" svg:x1="19.502cm" svg:y1="13.6cm" svg:x2="20.2cm" svg:y2="18cm">
          <text:p/>
        </draw:line>
        <draw:line draw:style-name="gr9" draw:text-style-name="P11" draw:layer="layout" svg:x1="19.555cm" svg:y1="13.575cm" svg:x2="10.6cm" svg:y2="18cm">
          <text:p/>
        </draw:line>
        <draw:custom-shape draw:style-name="gr11" draw:text-style-name="P12" draw:layer="layout" svg:width="4.8cm" svg:height="1.6cm" svg:x="11.1cm" svg:y="12cm">
          <text:p text:style-name="P7"><text:span text:style-name="T3">stripes-loader</text:span></text:p>
          <draw:enhanced-geometry svg:viewBox="0 0 21600 21600" draw:type="rectangle" draw:enhanced-path="M 0 0 L 21600 0 21600 21600 0 21600 0 0 Z N"/>
        </draw:custom-shape>
        <draw:custom-shape draw:style-name="gr11" draw:text-style-name="P12" draw:layer="layout" svg:width="4.8cm" svg:height="1.6cm" svg:x="5.1cm" svg:y="12cm">
          <text:p text:style-name="P7"><text:span text:style-name="T3">stripes-core</text:span></text:p>
          <draw:enhanced-geometry svg:viewBox="0 0 21600 21600" draw:type="rectangle" draw:enhanced-path="M 0 0 L 21600 0 21600 21600 0 21600 0 0 Z N"/>
        </draw:custom-shape>
        <draw:custom-shape draw:style-name="gr17" draw:text-style-name="P14" draw:layer="layout" svg:width="3cm" svg:height="1.6cm" svg:x="18.1cm" svg:y="12cm">
          <text:p text:style-name="P7"><text:span text:style-name="T3">ui-users</text:span></text:p>
          <draw:enhanced-geometry svg:viewBox="0 0 21600 21600" draw:type="rectangle" draw:enhanced-path="M 0 0 L 21600 0 21600 21600 0 21600 0 0 Z N"/>
        </draw:custom-shape>
        <draw:line draw:style-name="gr18" draw:text-style-name="P11" draw:layer="layout" svg:x1="15.9cm" svg:y1="12.8cm" svg:x2="18.1cm" svg:y2="12.8cm">
          <text:p/>
        </draw:line>
        <draw:line draw:style-name="gr9" draw:text-style-name="P11" draw:layer="layout" svg:x1="9.9cm" svg:y1="12.8cm" svg:x2="11.1cm" svg:y2="12.8cm">
          <text:p/>
        </draw:line>
        <draw:custom-shape draw:style-name="gr6" draw:text-style-name="P8" draw:layer="layout" svg:width="7.4cm" svg:height="1.6cm" svg:x="6.8cm" svg:y="6cm">
          <text:p text:style-name="P7"><text:span text:style-name="T3">stripes-demo-platform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custom-shape draw:style-name="gr12" draw:text-style-name="P12" draw:layer="layout" svg:width="6.2cm" svg:height="1.6cm" svg:x="8.2cm" svg:y="18cm">
          <text:p text:style-name="P7"><text:span text:style-name="T3">stripes-components</text:span></text:p>
          <draw:enhanced-geometry svg:viewBox="0 0 21600 21600" draw:type="rectangle" draw:enhanced-path="M 0 0 L 21600 0 21600 21600 0 21600 0 0 Z N"/>
        </draw:custom-shape>
        <draw:custom-shape draw:style-name="gr12" draw:text-style-name="P12" draw:layer="layout" svg:width="6.2cm" svg:height="1.6cm" svg:x="15.5cm" svg:y="18cm">
          <text:p text:style-name="P7"><text:span text:style-name="T3">stripes-logger</text:span></text:p>
          <draw:enhanced-geometry svg:viewBox="0 0 21600 21600" draw:type="rectangle" draw:enhanced-path="M 0 0 L 21600 0 21600 21600 0 21600 0 0 Z N"/>
        </draw:custom-shape>
        <draw:custom-shape draw:style-name="gr12" draw:text-style-name="P12" draw:layer="layout" svg:width="6.2cm" svg:height="1.6cm" svg:x="0.9cm" svg:y="18cm">
          <text:p text:style-name="P7"><text:span text:style-name="T3">stripes-connect</text:span></text:p>
          <draw:enhanced-geometry svg:viewBox="0 0 21600 21600" draw:type="rectangle" draw:enhanced-path="M 0 0 L 21600 0 21600 21600 0 21600 0 0 Z N"/>
        </draw:custom-shape>
        <draw:path draw:style-name="gr19" draw:text-style-name="P11" draw:layer="layout" svg:width="1.799cm" svg:height="11.999cm" draw:transform="rotate (-1.5707963267949) translate (19.6cm 10.1997187060478cm)" svg:viewBox="0 0 1800 12000" svg:d="M1800 12000c-4050 0 0-12000 0-12000">
          <text:p/>
        </draw:path>
        <draw:frame draw:style-name="gr1" draw:text-style-name="P2" draw:layer="layout" svg:width="14.688cm" svg:height="1.589cm" svg:x="0.3cm" svg:y="0.3cm">
          <draw:text-box>
            <text:p text:style-name="P1"><text:span text:style-name="T1">How Stripes fits together</text:span></text:p>
          </draw:text-box>
        </draw:frame>
        <draw:path draw:style-name="gr19" draw:text-style-name="P11" draw:layer="layout" svg:width="2.399cm" svg:height="15.599cm" draw:transform="rotate (-1.5707963267949) translate (22.6cm 9.59962494139708cm)" svg:viewBox="0 0 2400 15600" svg:d="M2400 15600c-5400 0 0-15600 0-15600">
          <text:p/>
        </draw:path>
        <draw:g>
          <draw:custom-shape draw:style-name="gr3" draw:text-style-name="P4" draw:layer="layout" svg:width="11.6cm" svg:height="3.8cm" svg:x="16cm" svg:y="0.4cm">
            <text:p/>
            <draw:enhanced-geometry svg:viewBox="0 0 21600 21600" draw:type="rectangle" draw:enhanced-path="M 0 0 L 21600 0 21600 21600 0 21600 0 0 Z N"/>
          </draw:custom-shape>
          <draw:g>
            <draw:g>
              <draw:frame draw:style-name="gr4" draw:text-style-name="P5" draw:layer="layout" svg:width="2.339cm" svg:height="0.806cm" svg:x="17.336cm" svg:y="0.938cm">
                <draw:text-box>
                  <text:p><text:span text:style-name="T2">Platform</text:span></text:p>
                </draw:text-box>
              </draw:frame>
              <draw:custom-shape draw:style-name="gr5" draw:text-style-name="P6" draw:layer="layout" svg:width="0.8cm" svg:height="0.8cm" svg:x="16.6cm" svg:y="0.9cm">
                <text:p/>
                <draw:enhanced-geometry svg:viewBox="0 0 21600 21600" draw:type="rectangle" draw:enhanced-path="M 0 0 L 21600 0 21600 21600 0 21600 0 0 Z N"/>
              </draw:custom-shape>
              <draw:frame draw:style-name="gr7" draw:text-style-name="P5" draw:layer="layout" svg:width="3.465cm" svg:height="0.806cm" svg:x="17.336cm" svg:y="1.938cm">
                <draw:text-box>
                  <text:p><text:span text:style-name="T2">Stripes toolkit</text:span></text:p>
                </draw:text-box>
              </draw:frame>
              <draw:custom-shape draw:style-name="gr8" draw:text-style-name="P9" draw:layer="layout" svg:width="0.8cm" svg:height="0.8cm" svg:x="16.6cm" svg:y="1.9cm">
                <text:p/>
                <draw:enhanced-geometry svg:viewBox="0 0 21600 21600" draw:type="rectangle" draw:enhanced-path="M 0 0 L 21600 0 21600 21600 0 21600 0 0 Z N"/>
              </draw:custom-shape>
              <draw:frame draw:style-name="gr13" draw:text-style-name="P5" draw:layer="layout" svg:width="2.119cm" svg:height="0.806cm" svg:x="17.336cm" svg:y="2.938cm">
                <draw:text-box>
                  <text:p><text:span text:style-name="T2">Module</text:span></text:p>
                </draw:text-box>
              </draw:frame>
              <draw:custom-shape draw:style-name="gr14" draw:text-style-name="P13" draw:layer="layout" svg:width="0.8cm" svg:height="0.8cm" svg:x="16.6cm" svg:y="2.9cm">
                <text:p/>
                <draw:enhanced-geometry svg:viewBox="0 0 21600 21600" draw:type="rectangle" draw:enhanced-path="M 0 0 L 21600 0 21600 21600 0 21600 0 0 Z N"/>
              </draw:custom-shape>
            </draw:g>
            <draw:g>
              <draw:line draw:style-name="gr9" draw:text-style-name="P10" draw:layer="layout" svg:x1="21.377cm" svg:y1="1.375cm" svg:x2="23cm" svg:y2="1.375cm">
                <text:p/>
              </draw:line>
              <draw:frame draw:style-name="gr10" draw:text-style-name="P5" draw:layer="layout" svg:width="4.621cm" svg:height="0.806cm" svg:x="22.836cm" svg:y="0.938cm">
                <draw:text-box>
                  <text:p><text:span text:style-name="T2">Direct dependency</text:span></text:p>
                </draw:text-box>
              </draw:frame>
              <draw:line draw:style-name="gr9" draw:text-style-name="P10" draw:layer="layout" svg:x1="21.353cm" svg:y1="1.375cm" svg:x2="22.976cm" svg:y2="1.375cm">
                <text:p/>
              </draw:line>
              <draw:frame draw:style-name="gr15" draw:text-style-name="P5" draw:layer="layout" svg:width="4.151cm" svg:height="0.806cm" svg:x="22.812cm" svg:y="1.938cm">
                <draw:text-box>
                  <text:p><text:span text:style-name="T2">Dynamic loading</text:span></text:p>
                </draw:text-box>
              </draw:frame>
              <draw:line draw:style-name="gr16" draw:text-style-name="P10" draw:layer="layout" svg:x1="21.329cm" svg:y1="2.375cm" svg:x2="22.952cm" svg:y2="2.375cm">
                <text:p/>
              </draw:line>
              <draw:frame draw:style-name="gr20" draw:text-style-name="P5" draw:layer="layout" svg:width="4.371cm" svg:height="0.806cm" svg:x="22.812cm" svg:y="2.938cm">
                <draw:text-box>
                  <text:p><text:span text:style-name="T2">Peer dependency</text:span></text:p>
                </draw:text-box>
              </draw:frame>
              <draw:line draw:style-name="gr21" draw:text-style-name="P10" draw:layer="layout" svg:x1="21.329cm" svg:y1="3.375cm" svg:x2="22.952cm" svg:y2="3.375cm">
                <text:p/>
              </draw:line>
            </draw:g>
          </draw:g>
        </draw:g>
        <draw:line draw:style-name="gr9" draw:text-style-name="P11" draw:layer="layout" svg:x1="10.6cm" svg:y1="7.6cm" svg:x2="8.7cm" svg:y2="12cm">
          <text:p/>
        </draw:line>
        <draw:line draw:style-name="gr9" draw:text-style-name="P11" draw:layer="layout" svg:x1="10.6cm" svg:y1="7.6cm" svg:x2="12.401cm" svg:y2="12cm">
          <text:p/>
        </draw:line>
        <draw:path draw:style-name="gr22" draw:text-style-name="P15" draw:layer="layout" svg:width="6.899cm" svg:height="7.599cm" draw:transform="rotate (-3.14159265358979) translate (8.70000000000001cm 18cm)" svg:viewBox="0 0 6900 7600" svg:d="M0 7600c7514 0 6887-7600 6887-7600">
          <text:p/>
        </draw:path>
        <draw:line draw:style-name="gr9" draw:text-style-name="P11" draw:layer="layout" svg:x1="7.601cm" svg:y1="13.6cm" svg:x2="9.4cm" svg:y2="18cm">
          <text:p/>
        </draw:line>
        <draw:line draw:style-name="gr9" draw:text-style-name="P11" draw:layer="layout" svg:x1="7.601cm" svg:y1="13.6cm" svg:x2="17.4cm" svg:y2="18cm">
          <text:p/>
        </draw:line>
        <draw:line draw:style-name="gr9" draw:text-style-name="P11" draw:layer="layout" svg:x1="22.502cm" svg:y1="13.6cm" svg:x2="20.6cm" svg:y2="18cm">
          <text:p/>
        </draw:line>
        <draw:line draw:style-name="gr9" draw:text-style-name="P11" draw:layer="layout" svg:x1="7.502cm" svg:y1="13.6cm" svg:x2="5.6cm" svg:y2="18cm">
          <text:p/>
        </draw:line>
        <draw:line draw:style-name="gr9" draw:text-style-name="P11" draw:layer="layout" svg:x1="19.502cm" svg:y1="13.6cm" svg:x2="20.2cm" svg:y2="18cm">
          <text:p/>
        </draw:line>
        <draw:line draw:style-name="gr9" draw:text-style-name="P11" draw:layer="layout" svg:x1="19.555cm" svg:y1="13.575cm" svg:x2="10.6cm" svg:y2="18cm">
          <text:p/>
        </draw:line>
        <draw:line draw:style-name="gr9" draw:text-style-name="P11" draw:layer="layout" svg:x1="22.527cm" svg:y1="13.576cm" svg:x2="11.8cm" svg:y2="18cm">
          <text:p/>
        </draw:line>
        <draw:custom-shape draw:style-name="gr11" draw:text-style-name="P12" draw:layer="layout" svg:width="4.8cm" svg:height="1.6cm" svg:x="11.1cm" svg:y="12cm">
          <text:p text:style-name="P7"><text:span text:style-name="T3">stripes-loader</text:span></text:p>
          <draw:enhanced-geometry svg:viewBox="0 0 21600 21600" draw:type="rectangle" draw:enhanced-path="M 0 0 L 21600 0 21600 21600 0 21600 0 0 Z N"/>
        </draw:custom-shape>
        <draw:custom-shape draw:style-name="gr11" draw:text-style-name="P12" draw:layer="layout" svg:width="4.8cm" svg:height="1.6cm" svg:x="5.1cm" svg:y="12cm">
          <text:p text:style-name="P7"><text:span text:style-name="T3">stripes-core</text:span></text:p>
          <draw:enhanced-geometry svg:viewBox="0 0 21600 21600" draw:type="rectangle" draw:enhanced-path="M 0 0 L 21600 0 21600 21600 0 21600 0 0 Z N"/>
        </draw:custom-shape>
        <draw:custom-shape draw:style-name="gr17" draw:text-style-name="P14" draw:layer="layout" svg:width="3cm" svg:height="1.6cm" svg:x="18.1cm" svg:y="12cm">
          <text:p text:style-name="P7"><text:span text:style-name="T3">ui-users</text:span></text:p>
          <draw:enhanced-geometry svg:viewBox="0 0 21600 21600" draw:type="rectangle" draw:enhanced-path="M 0 0 L 21600 0 21600 21600 0 21600 0 0 Z N"/>
        </draw:custom-shape>
        <draw:custom-shape draw:style-name="gr17" draw:text-style-name="P14" draw:layer="layout" svg:width="3cm" svg:height="1.6cm" svg:x="21.1cm" svg:y="12cm">
          <text:p text:style-name="P7"><text:span text:style-name="T3">ui-items</text:span></text:p>
          <draw:enhanced-geometry svg:viewBox="0 0 21600 21600" draw:type="rectangle" draw:enhanced-path="M 0 0 L 21600 0 21600 21600 0 21600 0 0 Z N"/>
        </draw:custom-shape>
        <draw:line draw:style-name="gr18" draw:text-style-name="P11" draw:layer="layout" svg:x1="15.9cm" svg:y1="12.8cm" svg:x2="18.1cm" svg:y2="12.8cm">
          <text:p/>
        </draw:line>
        <draw:line draw:style-name="gr9" draw:text-style-name="P11" draw:layer="layout" svg:x1="9.9cm" svg:y1="12.8cm" svg:x2="11.1cm" svg:y2="12.8cm">
          <text:p/>
        </draw:line>
        <draw:custom-shape draw:style-name="gr6" draw:text-style-name="P8" draw:layer="layout" svg:width="7.4cm" svg:height="1.6cm" svg:x="6.8cm" svg:y="6cm">
          <text:p text:style-name="P7"><text:span text:style-name="T3">stripes-demo-platform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custom-shape draw:style-name="gr12" draw:text-style-name="P12" draw:layer="layout" svg:width="6.2cm" svg:height="1.6cm" svg:x="8.2cm" svg:y="18cm">
          <text:p text:style-name="P7"><text:span text:style-name="T3">stripes-components</text:span></text:p>
          <draw:enhanced-geometry svg:viewBox="0 0 21600 21600" draw:type="rectangle" draw:enhanced-path="M 0 0 L 21600 0 21600 21600 0 21600 0 0 Z N"/>
        </draw:custom-shape>
        <draw:custom-shape draw:style-name="gr12" draw:text-style-name="P12" draw:layer="layout" svg:width="6.2cm" svg:height="1.6cm" svg:x="15.5cm" svg:y="18cm">
          <text:p text:style-name="P7"><text:span text:style-name="T3">stripes-logger</text:span></text:p>
          <draw:enhanced-geometry svg:viewBox="0 0 21600 21600" draw:type="rectangle" draw:enhanced-path="M 0 0 L 21600 0 21600 21600 0 21600 0 0 Z N"/>
        </draw:custom-shape>
        <draw:custom-shape draw:style-name="gr12" draw:text-style-name="P12" draw:layer="layout" svg:width="6.2cm" svg:height="1.6cm" svg:x="0.9cm" svg:y="18cm">
          <text:p text:style-name="P7"><text:span text:style-name="T3">stripes-connect</text:span></text:p>
          <draw:enhanced-geometry svg:viewBox="0 0 21600 21600" draw:type="rectangle" draw:enhanced-path="M 0 0 L 21600 0 21600 21600 0 21600 0 0 Z N"/>
        </draw:custom-shape>
        <draw:path draw:style-name="gr19" draw:text-style-name="P11" draw:layer="layout" svg:width="1.799cm" svg:height="11.999cm" draw:transform="rotate (-1.5707963267949) translate (19.6cm 10.1997187060478cm)" svg:viewBox="0 0 1800 12000" svg:d="M1800 12000c-4050 0 0-12000 0-12000">
          <text:p/>
        </draw:path>
        <draw:frame draw:style-name="gr1" draw:text-style-name="P2" draw:layer="layout" svg:width="14.688cm" svg:height="1.589cm" svg:x="0.3cm" svg:y="0.3cm">
          <draw:text-box>
            <text:p text:style-name="P1"><text:span text:style-name="T1">How Stripes fits together</text:span></text:p>
          </draw:text-box>
        </draw:frame>
        <draw:path draw:style-name="gr19" draw:text-style-name="P11" draw:layer="layout" svg:width="2.399cm" svg:height="15.599cm" draw:transform="rotate (-1.5707963267949) translate (22.6cm 9.59962494139708cm)" svg:viewBox="0 0 2400 15600" svg:d="M2400 15600c-5400 0 0-15600 0-15600">
          <text:p/>
        </draw:path>
        <draw:path draw:style-name="gr19" draw:text-style-name="P11" draw:layer="layout" svg:width="2.998cm" svg:height="19.199cm" draw:transform="rotate (-1.5707963267949) translate (25.6cm 9.00036438857632cm)" svg:viewBox="0 0 2999 19200" svg:d="M2999 19200c-6748 0 0-19200 0-19200">
          <text:p/>
        </draw:path>
        <draw:g>
          <draw:custom-shape draw:style-name="gr3" draw:text-style-name="P4" draw:layer="layout" svg:width="11.6cm" svg:height="3.8cm" svg:x="16cm" svg:y="0.4cm">
            <text:p/>
            <draw:enhanced-geometry svg:viewBox="0 0 21600 21600" draw:type="rectangle" draw:enhanced-path="M 0 0 L 21600 0 21600 21600 0 21600 0 0 Z N"/>
          </draw:custom-shape>
          <draw:g>
            <draw:g>
              <draw:frame draw:style-name="gr4" draw:text-style-name="P5" draw:layer="layout" svg:width="2.339cm" svg:height="0.806cm" svg:x="17.336cm" svg:y="0.938cm">
                <draw:text-box>
                  <text:p><text:span text:style-name="T2">Platform</text:span></text:p>
                </draw:text-box>
              </draw:frame>
              <draw:custom-shape draw:style-name="gr5" draw:text-style-name="P6" draw:layer="layout" svg:width="0.8cm" svg:height="0.8cm" svg:x="16.6cm" svg:y="0.9cm">
                <text:p/>
                <draw:enhanced-geometry svg:viewBox="0 0 21600 21600" draw:type="rectangle" draw:enhanced-path="M 0 0 L 21600 0 21600 21600 0 21600 0 0 Z N"/>
              </draw:custom-shape>
              <draw:frame draw:style-name="gr7" draw:text-style-name="P5" draw:layer="layout" svg:width="3.465cm" svg:height="0.806cm" svg:x="17.336cm" svg:y="1.938cm">
                <draw:text-box>
                  <text:p><text:span text:style-name="T2">Stripes toolkit</text:span></text:p>
                </draw:text-box>
              </draw:frame>
              <draw:custom-shape draw:style-name="gr8" draw:text-style-name="P9" draw:layer="layout" svg:width="0.8cm" svg:height="0.8cm" svg:x="16.6cm" svg:y="1.9cm">
                <text:p/>
                <draw:enhanced-geometry svg:viewBox="0 0 21600 21600" draw:type="rectangle" draw:enhanced-path="M 0 0 L 21600 0 21600 21600 0 21600 0 0 Z N"/>
              </draw:custom-shape>
              <draw:frame draw:style-name="gr13" draw:text-style-name="P5" draw:layer="layout" svg:width="2.119cm" svg:height="0.806cm" svg:x="17.336cm" svg:y="2.938cm">
                <draw:text-box>
                  <text:p><text:span text:style-name="T2">Module</text:span></text:p>
                </draw:text-box>
              </draw:frame>
              <draw:custom-shape draw:style-name="gr14" draw:text-style-name="P13" draw:layer="layout" svg:width="0.8cm" svg:height="0.8cm" svg:x="16.6cm" svg:y="2.9cm">
                <text:p/>
                <draw:enhanced-geometry svg:viewBox="0 0 21600 21600" draw:type="rectangle" draw:enhanced-path="M 0 0 L 21600 0 21600 21600 0 21600 0 0 Z N"/>
              </draw:custom-shape>
            </draw:g>
            <draw:g>
              <draw:line draw:style-name="gr9" draw:text-style-name="P10" draw:layer="layout" svg:x1="21.377cm" svg:y1="1.375cm" svg:x2="23cm" svg:y2="1.375cm">
                <text:p/>
              </draw:line>
              <draw:frame draw:style-name="gr10" draw:text-style-name="P5" draw:layer="layout" svg:width="4.621cm" svg:height="0.806cm" svg:x="22.836cm" svg:y="0.938cm">
                <draw:text-box>
                  <text:p><text:span text:style-name="T2">Direct dependency</text:span></text:p>
                </draw:text-box>
              </draw:frame>
              <draw:line draw:style-name="gr9" draw:text-style-name="P10" draw:layer="layout" svg:x1="21.353cm" svg:y1="1.375cm" svg:x2="22.976cm" svg:y2="1.375cm">
                <text:p/>
              </draw:line>
              <draw:frame draw:style-name="gr15" draw:text-style-name="P5" draw:layer="layout" svg:width="4.151cm" svg:height="0.806cm" svg:x="22.812cm" svg:y="1.938cm">
                <draw:text-box>
                  <text:p><text:span text:style-name="T2">Dynamic loading</text:span></text:p>
                </draw:text-box>
              </draw:frame>
              <draw:line draw:style-name="gr16" draw:text-style-name="P10" draw:layer="layout" svg:x1="21.329cm" svg:y1="2.375cm" svg:x2="22.952cm" svg:y2="2.375cm">
                <text:p/>
              </draw:line>
              <draw:frame draw:style-name="gr20" draw:text-style-name="P5" draw:layer="layout" svg:width="4.371cm" svg:height="0.806cm" svg:x="22.812cm" svg:y="2.938cm">
                <draw:text-box>
                  <text:p><text:span text:style-name="T2">Peer dependency</text:span></text:p>
                </draw:text-box>
              </draw:frame>
              <draw:line draw:style-name="gr21" draw:text-style-name="P10" draw:layer="layout" svg:x1="21.329cm" svg:y1="3.375cm" svg:x2="22.952cm" svg:y2="3.375cm">
                <text:p/>
              </draw:line>
            </draw:g>
          </draw:g>
        </draw:g>
        <draw:line draw:style-name="gr9" draw:text-style-name="P11" draw:layer="layout" svg:x1="10.6cm" svg:y1="7.6cm" svg:x2="8.7cm" svg:y2="12cm">
          <text:p/>
        </draw:line>
        <draw:line draw:style-name="gr9" draw:text-style-name="P11" draw:layer="layout" svg:x1="10.6cm" svg:y1="7.6cm" svg:x2="12.401cm" svg:y2="12cm">
          <text:p/>
        </draw:line>
        <draw:path draw:style-name="gr22" draw:text-style-name="P15" draw:layer="layout" svg:width="6.899cm" svg:height="7.599cm" draw:transform="rotate (-3.14159265358979) translate (8.70000000000001cm 18cm)" svg:viewBox="0 0 6900 7600" svg:d="M0 7600c7514 0 6887-7600 6887-7600">
          <text:p/>
        </draw:path>
        <draw:line draw:style-name="gr9" draw:text-style-name="P11" draw:layer="layout" svg:x1="7.601cm" svg:y1="13.6cm" svg:x2="9.4cm" svg:y2="18cm">
          <text:p/>
        </draw:line>
        <draw:line draw:style-name="gr9" draw:text-style-name="P11" draw:layer="layout" svg:x1="7.601cm" svg:y1="13.6cm" svg:x2="17.4cm" svg:y2="18cm">
          <text:p/>
        </draw:line>
        <draw:line draw:style-name="gr9" draw:text-style-name="P11" draw:layer="layout" svg:x1="22.502cm" svg:y1="13.6cm" svg:x2="20.6cm" svg:y2="18cm">
          <text:p/>
        </draw:line>
        <draw:line draw:style-name="gr9" draw:text-style-name="P11" draw:layer="layout" svg:x1="7.502cm" svg:y1="13.6cm" svg:x2="5.6cm" svg:y2="18cm">
          <text:p/>
        </draw:line>
        <draw:line draw:style-name="gr9" draw:text-style-name="P11" draw:layer="layout" svg:x1="19.502cm" svg:y1="13.6cm" svg:x2="20.2cm" svg:y2="18cm">
          <text:p/>
        </draw:line>
        <draw:line draw:style-name="gr9" draw:text-style-name="P11" draw:layer="layout" svg:x1="25.511cm" svg:y1="13.6cm" svg:x2="21cm" svg:y2="18cm">
          <text:p/>
        </draw:line>
        <draw:line draw:style-name="gr9" draw:text-style-name="P11" draw:layer="layout" svg:x1="19.555cm" svg:y1="13.575cm" svg:x2="10.6cm" svg:y2="18cm">
          <text:p/>
        </draw:line>
        <draw:line draw:style-name="gr9" draw:text-style-name="P11" draw:layer="layout" svg:x1="22.527cm" svg:y1="13.576cm" svg:x2="11.8cm" svg:y2="18cm">
          <text:p/>
        </draw:line>
        <draw:line draw:style-name="gr9" draw:text-style-name="P11" draw:layer="layout" svg:x1="25.537cm" svg:y1="13.59cm" svg:x2="13cm" svg:y2="18cm">
          <text:p/>
        </draw:line>
        <draw:custom-shape draw:style-name="gr11" draw:text-style-name="P12" draw:layer="layout" svg:width="4.8cm" svg:height="1.6cm" svg:x="11.1cm" svg:y="12cm">
          <text:p text:style-name="P7"><text:span text:style-name="T3">stripes-loader</text:span></text:p>
          <draw:enhanced-geometry svg:viewBox="0 0 21600 21600" draw:type="rectangle" draw:enhanced-path="M 0 0 L 21600 0 21600 21600 0 21600 0 0 Z N"/>
        </draw:custom-shape>
        <draw:custom-shape draw:style-name="gr11" draw:text-style-name="P12" draw:layer="layout" svg:width="4.8cm" svg:height="1.6cm" svg:x="5.1cm" svg:y="12cm">
          <text:p text:style-name="P7"><text:span text:style-name="T3">stripes-core</text:span></text:p>
          <draw:enhanced-geometry svg:viewBox="0 0 21600 21600" draw:type="rectangle" draw:enhanced-path="M 0 0 L 21600 0 21600 21600 0 21600 0 0 Z N"/>
        </draw:custom-shape>
        <draw:custom-shape draw:style-name="gr17" draw:text-style-name="P14" draw:layer="layout" svg:width="3cm" svg:height="1.6cm" svg:x="18.1cm" svg:y="12cm">
          <text:p text:style-name="P7"><text:span text:style-name="T3">ui-users</text:span></text:p>
          <draw:enhanced-geometry svg:viewBox="0 0 21600 21600" draw:type="rectangle" draw:enhanced-path="M 0 0 L 21600 0 21600 21600 0 21600 0 0 Z N"/>
        </draw:custom-shape>
        <draw:custom-shape draw:style-name="gr17" draw:text-style-name="P14" draw:layer="layout" svg:width="3cm" svg:height="1.6cm" svg:x="21.1cm" svg:y="12cm">
          <text:p text:style-name="P7"><text:span text:style-name="T3">ui-items</text:span></text:p>
          <draw:enhanced-geometry svg:viewBox="0 0 21600 21600" draw:type="rectangle" draw:enhanced-path="M 0 0 L 21600 0 21600 21600 0 21600 0 0 Z N"/>
        </draw:custom-shape>
        <draw:custom-shape draw:style-name="gr17" draw:text-style-name="P14" draw:layer="layout" svg:width="3cm" svg:height="1.6cm" svg:x="24.1cm" svg:y="12cm">
          <text:p text:style-name="P7"><text:span text:style-name="T3">ui-scan</text:span></text:p>
          <draw:enhanced-geometry svg:viewBox="0 0 21600 21600" draw:type="rectangle" draw:enhanced-path="M 0 0 L 21600 0 21600 21600 0 21600 0 0 Z N"/>
        </draw:custom-shape>
        <draw:line draw:style-name="gr18" draw:text-style-name="P11" draw:layer="layout" svg:x1="15.9cm" svg:y1="12.8cm" svg:x2="18.1cm" svg:y2="12.8cm">
          <text:p/>
        </draw:line>
        <draw:line draw:style-name="gr9" draw:text-style-name="P11" draw:layer="layout" svg:x1="9.9cm" svg:y1="12.8cm" svg:x2="11.1cm" svg:y2="12.8cm">
          <text:p/>
        </draw:line>
        <draw:custom-shape draw:style-name="gr6" draw:text-style-name="P8" draw:layer="layout" svg:width="7.4cm" svg:height="1.6cm" svg:x="6.8cm" svg:y="6cm">
          <text:p text:style-name="P7"><text:span text:style-name="T3">stripes-demo-platform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custom-shape draw:style-name="gr12" draw:text-style-name="P12" draw:layer="layout" svg:width="6.2cm" svg:height="1.6cm" svg:x="8.2cm" svg:y="18cm">
          <text:p text:style-name="P7"><text:span text:style-name="T3">stripes-components</text:span></text:p>
          <draw:enhanced-geometry svg:viewBox="0 0 21600 21600" draw:type="rectangle" draw:enhanced-path="M 0 0 L 21600 0 21600 21600 0 21600 0 0 Z N"/>
        </draw:custom-shape>
        <draw:custom-shape draw:style-name="gr12" draw:text-style-name="P12" draw:layer="layout" svg:width="6.2cm" svg:height="1.6cm" svg:x="15.5cm" svg:y="18cm">
          <text:p text:style-name="P7"><text:span text:style-name="T3">stripes-logger</text:span></text:p>
          <draw:enhanced-geometry svg:viewBox="0 0 21600 21600" draw:type="rectangle" draw:enhanced-path="M 0 0 L 21600 0 21600 21600 0 21600 0 0 Z N"/>
        </draw:custom-shape>
        <draw:custom-shape draw:style-name="gr12" draw:text-style-name="P12" draw:layer="layout" svg:width="6.2cm" svg:height="1.6cm" svg:x="0.9cm" svg:y="18cm">
          <text:p text:style-name="P7"><text:span text:style-name="T3">stripes-connect</text:span></text:p>
          <draw:enhanced-geometry svg:viewBox="0 0 21600 21600" draw:type="rectangle" draw:enhanced-path="M 0 0 L 21600 0 21600 21600 0 21600 0 0 Z N"/>
        </draw:custom-shape>
        <draw:path draw:style-name="gr19" draw:text-style-name="P11" draw:layer="layout" svg:width="1.799cm" svg:height="11.999cm" draw:transform="rotate (-1.5707963267949) translate (19.6cm 10.1997187060478cm)" svg:viewBox="0 0 1800 12000" svg:d="M1800 12000c-4050 0 0-12000 0-12000">
          <text:p/>
        </draw:path>
        <draw:frame draw:style-name="gr1" draw:text-style-name="P2" draw:layer="layout" svg:width="14.688cm" svg:height="1.589cm" svg:x="0.3cm" svg:y="0.3cm">
          <draw:text-box>
            <text:p text:style-name="P1"><text:span text:style-name="T1">How Stripes fits together</text:span></text:p>
          </draw:text-box>
        </draw:frame>
        <draw:path draw:style-name="gr19" draw:text-style-name="P11" draw:layer="layout" svg:width="2.399cm" svg:height="15.599cm" draw:transform="rotate (-1.5707963267949) translate (22.6cm 9.59962494139708cm)" svg:viewBox="0 0 2400 15600" svg:d="M2400 15600c-5400 0 0-15600 0-15600">
          <text:p/>
        </draw:path>
        <draw:path draw:style-name="gr19" draw:text-style-name="P11" draw:layer="layout" svg:width="2.998cm" svg:height="19.199cm" draw:transform="rotate (-1.5707963267949) translate (25.6cm 9.00036438857632cm)" svg:viewBox="0 0 2999 19200" svg:d="M2999 19200c-6748 0 0-19200 0-19200">
          <text:p/>
        </draw:path>
        <draw:g>
          <draw:custom-shape draw:style-name="gr3" draw:text-style-name="P4" draw:layer="layout" svg:width="11.6cm" svg:height="3.8cm" svg:x="16cm" svg:y="0.4cm">
            <text:p/>
            <draw:enhanced-geometry svg:viewBox="0 0 21600 21600" draw:type="rectangle" draw:enhanced-path="M 0 0 L 21600 0 21600 21600 0 21600 0 0 Z N"/>
          </draw:custom-shape>
          <draw:g>
            <draw:g>
              <draw:frame draw:style-name="gr4" draw:text-style-name="P5" draw:layer="layout" svg:width="2.339cm" svg:height="0.806cm" svg:x="17.336cm" svg:y="0.938cm">
                <draw:text-box>
                  <text:p><text:span text:style-name="T2">Platform</text:span></text:p>
                </draw:text-box>
              </draw:frame>
              <draw:custom-shape draw:style-name="gr5" draw:text-style-name="P6" draw:layer="layout" svg:width="0.8cm" svg:height="0.8cm" svg:x="16.6cm" svg:y="0.9cm">
                <text:p/>
                <draw:enhanced-geometry svg:viewBox="0 0 21600 21600" draw:type="rectangle" draw:enhanced-path="M 0 0 L 21600 0 21600 21600 0 21600 0 0 Z N"/>
              </draw:custom-shape>
              <draw:frame draw:style-name="gr7" draw:text-style-name="P5" draw:layer="layout" svg:width="3.465cm" svg:height="0.806cm" svg:x="17.336cm" svg:y="1.938cm">
                <draw:text-box>
                  <text:p><text:span text:style-name="T2">Stripes toolkit</text:span></text:p>
                </draw:text-box>
              </draw:frame>
              <draw:custom-shape draw:style-name="gr8" draw:text-style-name="P9" draw:layer="layout" svg:width="0.8cm" svg:height="0.8cm" svg:x="16.6cm" svg:y="1.9cm">
                <text:p/>
                <draw:enhanced-geometry svg:viewBox="0 0 21600 21600" draw:type="rectangle" draw:enhanced-path="M 0 0 L 21600 0 21600 21600 0 21600 0 0 Z N"/>
              </draw:custom-shape>
              <draw:frame draw:style-name="gr13" draw:text-style-name="P5" draw:layer="layout" svg:width="2.119cm" svg:height="0.806cm" svg:x="17.336cm" svg:y="2.938cm">
                <draw:text-box>
                  <text:p><text:span text:style-name="T2">Module</text:span></text:p>
                </draw:text-box>
              </draw:frame>
              <draw:custom-shape draw:style-name="gr14" draw:text-style-name="P13" draw:layer="layout" svg:width="0.8cm" svg:height="0.8cm" svg:x="16.6cm" svg:y="2.9cm">
                <text:p/>
                <draw:enhanced-geometry svg:viewBox="0 0 21600 21600" draw:type="rectangle" draw:enhanced-path="M 0 0 L 21600 0 21600 21600 0 21600 0 0 Z N"/>
              </draw:custom-shape>
            </draw:g>
            <draw:g>
              <draw:line draw:style-name="gr9" draw:text-style-name="P10" draw:layer="layout" svg:x1="21.377cm" svg:y1="1.375cm" svg:x2="23cm" svg:y2="1.375cm">
                <text:p/>
              </draw:line>
              <draw:frame draw:style-name="gr10" draw:text-style-name="P5" draw:layer="layout" svg:width="4.621cm" svg:height="0.806cm" svg:x="22.836cm" svg:y="0.938cm">
                <draw:text-box>
                  <text:p><text:span text:style-name="T2">Direct dependency</text:span></text:p>
                </draw:text-box>
              </draw:frame>
              <draw:line draw:style-name="gr9" draw:text-style-name="P10" draw:layer="layout" svg:x1="21.353cm" svg:y1="1.375cm" svg:x2="22.976cm" svg:y2="1.375cm">
                <text:p/>
              </draw:line>
              <draw:frame draw:style-name="gr15" draw:text-style-name="P5" draw:layer="layout" svg:width="4.151cm" svg:height="0.806cm" svg:x="22.812cm" svg:y="1.938cm">
                <draw:text-box>
                  <text:p><text:span text:style-name="T2">Dynamic loading</text:span></text:p>
                </draw:text-box>
              </draw:frame>
              <draw:line draw:style-name="gr16" draw:text-style-name="P10" draw:layer="layout" svg:x1="21.329cm" svg:y1="2.375cm" svg:x2="22.952cm" svg:y2="2.375cm">
                <text:p/>
              </draw:line>
              <draw:frame draw:style-name="gr20" draw:text-style-name="P5" draw:layer="layout" svg:width="4.371cm" svg:height="0.806cm" svg:x="22.812cm" svg:y="2.938cm">
                <draw:text-box>
                  <text:p><text:span text:style-name="T2">Peer dependency</text:span></text:p>
                </draw:text-box>
              </draw:frame>
              <draw:line draw:style-name="gr21" draw:text-style-name="P10" draw:layer="layout" svg:x1="21.329cm" svg:y1="3.375cm" svg:x2="22.952cm" svg:y2="3.375cm">
                <text:p/>
              </draw:line>
            </draw:g>
          </draw:g>
        </draw:g>
        <draw:line draw:style-name="gr9" draw:text-style-name="P11" draw:layer="layout" svg:x1="10.6cm" svg:y1="7.6cm" svg:x2="8.7cm" svg:y2="12cm">
          <text:p/>
        </draw:line>
        <draw:line draw:style-name="gr9" draw:text-style-name="P11" draw:layer="layout" svg:x1="10.6cm" svg:y1="7.6cm" svg:x2="12.401cm" svg:y2="12cm">
          <text:p/>
        </draw:line>
        <draw:line draw:style-name="gr9" draw:text-style-name="P11" draw:layer="layout" svg:x1="17.8cm" svg:y1="7.6cm" svg:x2="9cm" svg:y2="11.976cm">
          <text:p/>
        </draw:line>
        <draw:line draw:style-name="gr9" draw:text-style-name="P11" draw:layer="layout" svg:x1="17.8cm" svg:y1="7.6cm" svg:x2="12.6cm" svg:y2="12cm">
          <text:p/>
        </draw:line>
        <draw:path draw:style-name="gr22" draw:text-style-name="P15" draw:layer="layout" svg:width="6.899cm" svg:height="7.599cm" draw:transform="rotate (-3.14159265358979) translate (8.70000000000001cm 18cm)" svg:viewBox="0 0 6900 7600" svg:d="M0 7600c7514 0 6887-7600 6887-7600">
          <text:p/>
        </draw:path>
        <draw:line draw:style-name="gr9" draw:text-style-name="P11" draw:layer="layout" svg:x1="7.601cm" svg:y1="13.6cm" svg:x2="9.4cm" svg:y2="18cm">
          <text:p/>
        </draw:line>
        <draw:line draw:style-name="gr9" draw:text-style-name="P11" draw:layer="layout" svg:x1="7.601cm" svg:y1="13.6cm" svg:x2="17.4cm" svg:y2="18cm">
          <text:p/>
        </draw:line>
        <draw:line draw:style-name="gr9" draw:text-style-name="P11" draw:layer="layout" svg:x1="22.502cm" svg:y1="13.6cm" svg:x2="20.6cm" svg:y2="18cm">
          <text:p/>
        </draw:line>
        <draw:line draw:style-name="gr9" draw:text-style-name="P11" draw:layer="layout" svg:x1="7.502cm" svg:y1="13.6cm" svg:x2="5.6cm" svg:y2="18cm">
          <text:p/>
        </draw:line>
        <draw:line draw:style-name="gr9" draw:text-style-name="P11" draw:layer="layout" svg:x1="19.502cm" svg:y1="13.6cm" svg:x2="20.2cm" svg:y2="18cm">
          <text:p/>
        </draw:line>
        <draw:line draw:style-name="gr9" draw:text-style-name="P11" draw:layer="layout" svg:x1="25.511cm" svg:y1="13.6cm" svg:x2="21cm" svg:y2="18cm">
          <text:p/>
        </draw:line>
        <draw:line draw:style-name="gr9" draw:text-style-name="P11" draw:layer="layout" svg:x1="19.555cm" svg:y1="13.575cm" svg:x2="10.6cm" svg:y2="18cm">
          <text:p/>
        </draw:line>
        <draw:line draw:style-name="gr9" draw:text-style-name="P11" draw:layer="layout" svg:x1="22.527cm" svg:y1="13.576cm" svg:x2="11.8cm" svg:y2="18cm">
          <text:p/>
        </draw:line>
        <draw:line draw:style-name="gr9" draw:text-style-name="P11" draw:layer="layout" svg:x1="25.537cm" svg:y1="13.59cm" svg:x2="13cm" svg:y2="18cm">
          <text:p/>
        </draw:line>
        <draw:custom-shape draw:style-name="gr11" draw:text-style-name="P12" draw:layer="layout" svg:width="4.8cm" svg:height="1.6cm" svg:x="11.1cm" svg:y="12cm">
          <text:p text:style-name="P7"><text:span text:style-name="T3">stripes-loader</text:span></text:p>
          <draw:enhanced-geometry svg:viewBox="0 0 21600 21600" draw:type="rectangle" draw:enhanced-path="M 0 0 L 21600 0 21600 21600 0 21600 0 0 Z N"/>
        </draw:custom-shape>
        <draw:custom-shape draw:style-name="gr11" draw:text-style-name="P12" draw:layer="layout" svg:width="4.8cm" svg:height="1.6cm" svg:x="5.1cm" svg:y="12cm">
          <text:p text:style-name="P7"><text:span text:style-name="T3">stripes-core</text:span></text:p>
          <draw:enhanced-geometry svg:viewBox="0 0 21600 21600" draw:type="rectangle" draw:enhanced-path="M 0 0 L 21600 0 21600 21600 0 21600 0 0 Z N"/>
        </draw:custom-shape>
        <draw:custom-shape draw:style-name="gr17" draw:text-style-name="P14" draw:layer="layout" svg:width="3cm" svg:height="1.6cm" svg:x="18.1cm" svg:y="12cm">
          <text:p text:style-name="P7"><text:span text:style-name="T3">ui-users</text:span></text:p>
          <draw:enhanced-geometry svg:viewBox="0 0 21600 21600" draw:type="rectangle" draw:enhanced-path="M 0 0 L 21600 0 21600 21600 0 21600 0 0 Z N"/>
        </draw:custom-shape>
        <draw:custom-shape draw:style-name="gr17" draw:text-style-name="P14" draw:layer="layout" svg:width="3cm" svg:height="1.6cm" svg:x="21.1cm" svg:y="12cm">
          <text:p text:style-name="P7"><text:span text:style-name="T3">ui-items</text:span></text:p>
          <draw:enhanced-geometry svg:viewBox="0 0 21600 21600" draw:type="rectangle" draw:enhanced-path="M 0 0 L 21600 0 21600 21600 0 21600 0 0 Z N"/>
        </draw:custom-shape>
        <draw:custom-shape draw:style-name="gr17" draw:text-style-name="P14" draw:layer="layout" svg:width="3cm" svg:height="1.6cm" svg:x="24.1cm" svg:y="12cm">
          <text:p text:style-name="P7"><text:span text:style-name="T3">ui-scan</text:span></text:p>
          <draw:enhanced-geometry svg:viewBox="0 0 21600 21600" draw:type="rectangle" draw:enhanced-path="M 0 0 L 21600 0 21600 21600 0 21600 0 0 Z N"/>
        </draw:custom-shape>
        <draw:line draw:style-name="gr18" draw:text-style-name="P11" draw:layer="layout" svg:x1="15.9cm" svg:y1="12.8cm" svg:x2="18.1cm" svg:y2="12.8cm">
          <text:p/>
        </draw:line>
        <draw:line draw:style-name="gr9" draw:text-style-name="P11" draw:layer="layout" svg:x1="9.9cm" svg:y1="12.8cm" svg:x2="11.1cm" svg:y2="12.8cm">
          <text:p/>
        </draw:line>
        <draw:custom-shape draw:style-name="gr6" draw:text-style-name="P8" draw:layer="layout" svg:width="7.4cm" svg:height="1.6cm" svg:x="14.2cm" svg:y="6cm">
          <text:p text:style-name="P7"><text:span text:style-name="T3">stripes-sample-platform</text:span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7.4cm" svg:height="1.6cm" svg:x="6.8cm" svg:y="6cm">
          <text:p text:style-name="P7"><text:span text:style-name="T3">stripes-demo-platform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pitch="variable"/>
    <style:font-face style:name="Trebuchet MS" svg:font-family="'Trebuchet M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Symmetric_20_Arrow" draw:display-name="Symmetric Arrow" svg:viewBox="0 0 1131 902" svg:d="M564 0l-564 902h1131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draw:stroke-dash draw:name="Ultrafine_20_Dotted_20__28_var_29_" draw:display-name="Ultrafine Dotted (var)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ike Taylor</meta:initial-creator>
    <meta:creation-date>2017-05-11T17:19:32.467216000</meta:creation-date>
    <dc:date>2017-05-12T19:26:12.209876000</dc:date>
    <dc:creator>Mike Taylor</dc:creator>
    <meta:editing-duration>PT2H56M55S</meta:editing-duration>
    <meta:editing-cycles>11</meta:editing-cycles>
    <meta:generator>LibreOffice/5.2.0.4$MacOSX_X86_64 LibreOffice_project/066b007f5ebcc236395c7d282ba488bca6720265</meta:generator>
    <meta:document-statistic meta:object-count="456"/>
  </office:meta>
</office:document-meta>
</file>